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field:fieldmark-start/>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line-height="100%"/>
    </style:style>
    <style:style style:name="P2"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Standard">
      <style:paragraph-properties fo:margin-left="0in" fo:margin-right="0in" fo:margin-top="0in" fo:margin-bottom="0in" style:contextual-spacing="false"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Table_20_Contents">
      <style:paragraph-properties fo:margin-top="0in" fo:margin-bottom="0in" style:contextual-spacing="false" fo:text-align="center" style:justify-single-word="false"/>
    </style:style>
    <style:style style:name="P7" style:family="paragraph" style:parent-style-name="Standard">
      <style:paragraph-properties fo:break-before="page"/>
    </style:style>
    <style:style style:name="P8"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9"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10" style:family="paragraph" style:parent-style-name="Table_20_Contents">
      <style:paragraph-properties fo:text-align="center" style:justify-single-word="false"/>
      <style:text-properties style:font-name="Times New Roman" fo:font-size="12pt" style:font-size-asian="12pt" style:font-size-complex="12pt"/>
    </style:style>
    <style:style style:name="P1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list-style-name="L1">
      <style:paragraph-properties fo:margin-top="0in" fo:margin-bottom="0in" style:contextual-spacing="false"/>
    </style:style>
    <style:style style:name="P13" style:family="paragraph" style:parent-style-name="Standard">
      <style:paragraph-properties fo:margin-top="0in" fo:margin-bottom="0in" style:contextual-spacing="false"/>
    </style:style>
    <style:style style:name="P14" style:family="paragraph" style:parent-style-name="Standard">
      <style:text-properties officeooo:paragraph-rsid="0020e411"/>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style>
    <style:style style:name="P17" style:family="paragraph" style:parent-style-name="Footer">
      <style:paragraph-properties>
        <style:tab-stops>
          <style:tab-stop style:position="3in" style:type="center"/>
          <style:tab-stop style:position="6.9244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2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2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23" style:family="paragraph" style:parent-style-name="Standard">
      <style:paragraph-properties fo:margin-top="0in" fo:margin-bottom="0in" style:contextual-spacing="false"/>
    </style:style>
    <style:style style:name="P24" style:family="paragraph" style:parent-style-name="Standard">
      <style:paragraph-properties fo:margin-top="0in" fo:margin-bottom="0in" style:contextual-spacing="false" fo:text-align="center"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margin-top="0in" fo:margin-bottom="0in" style:contextual-spacing="false"/>
    </style:style>
    <style:style style:name="P27"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8"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center" style:justify-single-word="false"/>
    </style:style>
    <style:style style:name="P30"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1"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32" style:family="paragraph" style:parent-style-name="Table_20_Contents">
      <style:paragraph-properties fo:margin-top="0in" fo:margin-bottom="0in" style:contextual-spacing="false" fo:text-align="center" style:justify-single-word="false"/>
      <style:text-properties style:font-name="Times New Roman" fo:font-size="12pt" officeooo:rsid="0023cc53" officeooo:paragraph-rsid="0023cc53" style:font-size-asian="12pt" style:font-size-complex="12pt"/>
    </style:style>
    <style:style style:name="P33" style:family="paragraph" style:parent-style-name="Table_20_Contents">
      <style:paragraph-properties fo:margin-top="0in" fo:margin-bottom="0in" style:contextual-spacing="false"/>
      <style:text-properties style:font-name="Times New Roman" fo:font-size="12pt" officeooo:paragraph-rsid="0023cc53" style:font-size-asian="12pt" style:font-size-complex="12pt"/>
    </style:style>
    <style:style style:name="P34"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5" style:family="paragraph" style:parent-style-name="Table_20_Contents">
      <style:paragraph-properties fo:margin-top="0in" fo:margin-bottom="0in" style:contextual-spacing="false" fo:text-align="start" style:justify-single-word="false"/>
    </style:style>
    <style:style style:name="P36" style:family="paragraph" style:parent-style-name="Table_20_Contents">
      <style:paragraph-properties fo:margin-top="0in" fo:margin-bottom="0in" style:contextual-spacing="false" fo:text-align="start" style:justify-single-word="false"/>
      <style:text-properties officeooo:rsid="001c3924" officeooo:paragraph-rsid="001c3924"/>
    </style:style>
    <style:style style:name="P37" style:family="paragraph" style:parent-style-name="Table_20_Contents">
      <style:paragraph-properties fo:margin-top="0in" fo:margin-bottom="0in" style:contextual-spacing="false" fo:text-align="center" style:justify-single-word="false"/>
      <style:text-properties officeooo:rsid="001c3924" officeooo:paragraph-rsid="001c3924"/>
    </style:style>
    <style:style style:name="P38" style:family="paragraph" style:parent-style-name="Table_20_Heading">
      <style:paragraph-properties fo:margin-top="0in" fo:margin-bottom="0in" style:contextual-spacing="false"/>
    </style:style>
    <style:style style:name="P39" style:family="paragraph" style:parent-style-name="Table_20_Heading">
      <style:paragraph-properties fo:margin-top="0in" fo:margin-bottom="0in" style:contextual-spacing="false" fo:text-align="center" style:justify-single-word="false"/>
    </style:style>
    <style:style style:name="P40" style:family="paragraph" style:parent-style-name="Table_20_Heading">
      <style:paragraph-properties fo:margin-top="0in" fo:margin-bottom="0in" style:contextual-spacing="false" fo:text-align="start"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Times New Roman" fo:font-size="12pt" style:font-size-asian="12pt" style:font-size-complex="12pt"/>
    </style:style>
    <style:style style:name="P44" style:family="paragraph" style:parent-style-name="Table_20_Contents">
      <style:text-properties style:font-name="Times New Roman"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8" style:family="paragraph" style:parent-style-name="Table_20_Contents">
      <style:text-properties fo:font-style="italic" style:font-style-asian="italic" style:font-style-complex="italic"/>
    </style:style>
    <style:style style:name="P49" style:family="paragraph" style:parent-style-name="Table_20_Contents">
      <style:text-properties fo:font-style="italic" fo:font-weight="bold" style:font-style-asian="italic" style:font-weight-asian="bold" style:font-style-complex="italic" style:font-weight-complex="bold"/>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4" style:family="paragraph" style:parent-style-name="Standard">
      <style:paragraph-properties fo:margin-left="0in" fo:margin-right="0in" fo:margin-top="0in" fo:margin-bottom="0in" style:contextual-spacing="false" fo:text-indent="0in" style:auto-text-indent="false"/>
    </style:style>
    <style:style style:name="P55" style:family="paragraph" style:parent-style-name="Standard">
      <style:paragraph-properties fo:margin-left="0in" fo:margin-right="0in" fo:margin-top="0in" fo:margin-bottom="0in" style: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8"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9" style:family="paragraph" style:parent-style-name="Standard">
      <style:paragraph-properties fo:margin-left="0in" fo:margin-right="0in" fo:text-indent="0in" style:auto-text-indent="false"/>
      <style:text-properties fo:font-style="normal" style:font-style-asian="normal" style:font-style-complex="normal"/>
    </style:style>
    <style:style style:name="P6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1" style:family="paragraph" style:parent-style-name="List_20_Contents">
      <style:paragraph-properties fo:margin-left="0in" fo:margin-right="0in" fo:text-align="start" style:justify-single-word="false" fo:text-indent="0in" style:auto-text-indent="false"/>
    </style:style>
    <style:style style:name="P62"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3" style:family="paragraph" style:parent-style-name="Standard">
      <style:paragraph-properties fo:break-before="page"/>
    </style:style>
    <style:style style:name="P64"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5" style:family="paragraph" style:parent-style-name="Standard">
      <style:text-properties officeooo:paragraph-rsid="0020e411"/>
    </style:style>
    <style:style style:name="P66" style:family="paragraph" style:parent-style-name="Standard">
      <style:text-properties style:font-name="Times New Roman"/>
    </style:style>
    <style:style style:name="P67" style:family="paragraph" style:parent-style-name="Standard">
      <style:text-properties style:font-name="Times New Roman" fo:font-size="12pt" style:font-size-asian="12pt" style:font-size-complex="12pt"/>
    </style:style>
    <style:style style:name="P68" style:family="paragraph" style:parent-style-name="Standard">
      <style:text-properties fo:color="#1a1a1a" style:font-name="Times New Roman" fo:font-size="12pt" style:font-name-asian="ArialMT" style:font-size-asian="12pt" style:font-name-complex="ArialMT" style:font-size-complex="12pt"/>
    </style:style>
    <style:style style:name="P6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7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2" style:family="paragraph" style:parent-style-name="Standard">
      <style:text-properties fo:font-style="normal" style:font-style-asian="normal" style:font-style-complex="normal"/>
    </style:style>
    <style:style style:name="P73" style:family="paragraph" style:parent-style-name="Standard">
      <style:text-properties fo:font-size="12pt" style:font-size-asian="12pt" style:font-size-complex="12pt"/>
    </style:style>
    <style:style style:name="P74" style:family="paragraph" style:parent-style-name="Standard">
      <style:text-properties style:text-line-through-style="solid" style:text-line-through-type="single"/>
    </style:style>
    <style:style style:name="P75" style:family="paragraph" style:parent-style-name="Standard">
      <style:text-properties officeooo:paragraph-rsid="001a313b"/>
    </style:style>
    <style:style style:name="P76" style:family="paragraph" style:parent-style-name="Table_20_Heading">
      <style:paragraph-properties fo:text-align="center" style:justify-single-word="false"/>
      <style:text-properties fo:font-weight="bold" style:font-weight-asian="bold" style:font-weight-complex="bold"/>
    </style:style>
    <style:style style:name="P77" style:family="paragraph" style:parent-style-name="Standard">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paragraph-properties fo:margin-top="0.1181in" fo:margin-bottom="0in" style:contextual-spacing="false"/>
    </style:style>
    <style:style style:name="P79" style:family="paragraph" style:parent-style-name="Text_20_body">
      <style:text-properties fo:font-size="12pt" style:font-size-asian="12pt" style:font-size-complex="12pt"/>
    </style:style>
    <style:style style:name="P80" style:family="paragraph" style:parent-style-name="Contents_20_2">
      <style:paragraph-properties>
        <style:tab-stops>
          <style:tab-stop style:position="6.9252in" style:type="right" style:leader-style="dotted" style:leader-text="."/>
        </style:tab-stops>
      </style:paragraph-properties>
    </style:style>
    <style:style style:name="P81" style:family="paragraph" style:parent-style-name="Contents_20_3">
      <style:paragraph-properties>
        <style:tab-stops>
          <style:tab-stop style:position="6.9252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4">
      <style:paragraph-properties>
        <style:tab-stops>
          <style:tab-stop style:position="6.9252in" style:type="right" style:leader-style="dotted" style:leader-text="."/>
        </style:tab-stops>
      </style:paragraph-properties>
    </style:style>
    <style:style style:name="P84" style:family="paragraph" style:parent-style-name="Standard" style:list-style-name="L22">
      <style:text-properties style:font-name="Arial1" fo:font-style="normal" style:font-style-asian="normal" style:font-style-complex="normal"/>
    </style:style>
    <style:style style:name="P85" style:family="paragraph" style:parent-style-name="Standard" style:list-style-name="L23"/>
    <style:style style:name="P86" style:family="paragraph" style:parent-style-name="Standard">
      <style:text-properties officeooo:paragraph-rsid="0020e411"/>
    </style:style>
    <style:style style:name="P87" style:family="paragraph" style:parent-style-name="Standard">
      <style:paragraph-properties fo:margin-top="0in" fo:margin-bottom="0in" style:contextual-spacing="false"/>
    </style:style>
    <style:style style:name="P88" style:family="paragraph" style:parent-style-name="Standard">
      <style:paragraph-properties fo:margin-top="0in" fo:margin-bottom="0in" style:contextual-spacing="false" fo:line-height="100%"/>
    </style:style>
    <style:style style:name="P89" style:family="paragraph" style:parent-style-name="Standard" style:list-style-name="L24">
      <style:paragraph-properties fo:margin-top="0in" fo:margin-bottom="0in" style:contextual-spacing="false" fo:line-height="100%"/>
    </style:style>
    <style:style style:name="P90" style:family="paragraph" style:parent-style-name="Standard" style:list-style-name="L25">
      <style:paragraph-properties fo:margin-top="0in" fo:margin-bottom="0in" style:contextual-spacing="false"/>
    </style:style>
    <style:style style:name="P91" style:family="paragraph" style:parent-style-name="Standard" style:list-style-name="L26">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2" style:family="paragraph" style:parent-style-name="Standard" style:list-style-name="L26">
      <style:paragraph-properties fo:margin-top="0in" fo:margin-bottom="0in" style:contextual-spacing="false"/>
    </style:style>
    <style:style style:name="P93" style:family="paragraph" style:parent-style-name="Standard" style:list-style-name="L27">
      <style:paragraph-properties fo:margin-top="0in" fo:margin-bottom="0in" style:contextual-spacing="false"/>
    </style:style>
    <style:style style:name="P94" style:family="paragraph" style:parent-style-name="Standard" style:list-style-name="L28">
      <style:paragraph-properties fo:margin-top="0in" fo:margin-bottom="0in" style:contextual-spacing="false"/>
    </style:style>
    <style:style style:name="P95" style:family="paragraph" style:parent-style-name="Standard" style:list-style-name="L29">
      <style:paragraph-properties fo:margin-top="0in" fo:margin-bottom="0in" style:contextual-spacing="false"/>
    </style:style>
    <style:style style:name="P96" style:family="paragraph" style:parent-style-name="Standard" style:list-style-name="L1">
      <style:paragraph-properties fo:margin-top="0in" fo:margin-bottom="0in" style:contextual-spacing="false"/>
    </style:style>
    <style:style style:name="P97" style:family="paragraph" style:parent-style-name="Standard" style:list-style-name="L26">
      <style:paragraph-properties fo:margin-top="0in" fo:margin-bottom="0.1181in" style: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98" style:family="paragraph" style:parent-style-name="Standard" style:list-style-name="L1">
      <style:paragraph-properties fo:margin-left="1in" fo:margin-right="0in" fo:margin-top="0in" fo:margin-bottom="0in" style:contextual-spacing="false" fo:line-height="100%" fo:text-indent="-0.25in" style:auto-text-indent="false"/>
    </style:style>
    <style:style style:name="P99" style:family="paragraph" style:parent-style-name="Standard">
      <style:paragraph-properties fo:margin-left="0in" fo:margin-right="0in" fo:margin-top="0in" fo:margin-bottom="0in" style:contextual-spacing="false" fo:text-indent="0in" style:auto-text-indent="false"/>
    </style:style>
    <style:style style:name="P100" style:family="paragraph" style:parent-style-name="Standard">
      <style:paragraph-properties fo:margin-left="0in" fo:margin-right="0in" fo:text-indent="0in" style:auto-text-indent="false"/>
    </style:style>
    <style:style style:name="P101" style:family="paragraph" style:parent-style-name="Standard">
      <style:paragraph-properties fo:break-before="page"/>
    </style:style>
    <style:style style:name="P102" style:family="paragraph" style:parent-style-name="Heading_20_3">
      <style:paragraph-properties>
        <style:tab-stops>
          <style:tab-stop style:position="0.5953in"/>
        </style:tab-stops>
      </style:paragraph-properties>
    </style:style>
    <style:style style:name="P103" style:family="paragraph" style:parent-style-name="Heading_20_3">
      <style:paragraph-properties fo:margin-top="0.1181in" fo:margin-bottom="0in" style:contextual-spacing="false"/>
    </style:style>
    <style:style style:name="P104" style:family="paragraph" style:parent-style-name="Heading_20_1">
      <style:paragraph-properties>
        <style:tab-stops>
          <style:tab-stop style:position="4.3575in"/>
        </style:tab-stops>
      </style:paragraph-properties>
    </style:style>
    <style:style style:name="P105" style:family="paragraph" style:parent-style-name="Heading_20_1" style:master-page-name="First_20_Page">
      <style:paragraph-properties style:page-number="auto"/>
    </style:style>
    <style:style style:name="P10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0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08" style:family="paragraph" style:parent-style-name="Footer">
      <style:paragraph-properties>
        <style:tab-stops>
          <style:tab-stop style:position="3in" style:type="center"/>
          <style:tab-stop style:position="6.9244in" style:type="right"/>
        </style:tab-stops>
      </style:paragraph-properties>
    </style:style>
    <style:style style:name="P109" style:family="paragraph" style:parent-style-name="Footer">
      <style:paragraph-properties>
        <style:tab-stops>
          <style:tab-stop style:position="3in" style:type="center"/>
          <style:tab-stop style:position="6.5in" style:type="right"/>
        </style:tab-stops>
      </style:paragraph-properties>
    </style:style>
    <style:style style:name="P110"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111"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112"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113" style:family="paragraph" style:parent-style-name="Table_20_Contents">
      <style:paragraph-properties fo:margin-top="0in" fo:margin-bottom="0in" style:contextual-spacing="false" fo:text-align="center" style:justify-single-word="false"/>
    </style:style>
    <style:style style:name="P114" style:family="paragraph" style:parent-style-name="Table_20_Contents">
      <style:paragraph-properties fo:text-align="center" style:justify-single-word="false"/>
      <style:text-properties style:font-name="Times New Roman" fo:font-size="12pt" style:font-size-asian="12pt" style:font-size-complex="12pt"/>
    </style:style>
    <style:style style:name="P115"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6" style:family="paragraph" style:parent-style-name="Table_20_Contents">
      <style:paragraph-properties fo:text-align="center" style:justify-single-word="false"/>
    </style:style>
    <style:style style:name="P117" style:family="paragraph" style:parent-style-name="Heading_20_4">
      <style:paragraph-properties fo:margin-top="0.1181in" fo:margin-bottom="0in" style:contextual-spacing="false"/>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b2f09"/>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5" style:family="text">
      <style:text-properties officeooo:rsid="001c4b68"/>
    </style:style>
    <style:style style:name="T6" style:family="text">
      <style:text-properties officeooo:rsid="001f0ef5"/>
    </style:style>
    <style:style style:name="T7" style:family="text">
      <style:text-properties officeooo:rsid="0023cc53"/>
    </style:style>
    <style:style style:name="T8" style:family="text">
      <style:text-properties officeooo:rsid="00256cd2"/>
    </style:style>
    <style:style style:name="T9" style:family="text">
      <style:text-properties officeooo:rsid="001a441a"/>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font-size="8pt" fo:font-weight="normal" officeooo:rsid="0014ad5e" style:font-size-asian="8pt" style:font-weight-asian="normal" style:font-size-complex="8pt"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8pt" officeooo:rsid="0014ad5e" style:font-size-asian="8pt"/>
    </style:style>
    <style:style style:name="T15" style:family="text">
      <style:text-properties officeooo:rsid="0014ad5e"/>
    </style:style>
    <style:style style:name="T16" style:family="text">
      <style:text-properties fo:font-size="9pt" style:font-size-asian="9pt"/>
    </style:style>
    <style:style style:name="T17" style:family="text">
      <style:text-properties officeooo:rsid="002b2f09"/>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2"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3" style:family="text">
      <style:text-properties style:use-window-font-color="true" style:text-outline="false" fo:letter-spacing="normal" style:letter-kerning="false" style:font-name-asian="HelveticaNeue" style:font-name-complex="HelveticaNeue"/>
    </style:style>
    <style:style style:name="T2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5" style:family="text">
      <style:text-properties officeooo:rsid="001c4b68"/>
    </style:style>
    <style:style style:name="T26" style:family="text">
      <style:text-properties officeooo:rsid="001f0ef5"/>
    </style:style>
    <style:style style:name="T27" style:family="text">
      <style:text-properties officeooo:rsid="0023cc53"/>
    </style:style>
    <style:style style:name="T28" style:family="text">
      <style:text-properties officeooo:rsid="00256cd2"/>
    </style:style>
    <style:style style:name="T29" style:family="text">
      <style:text-properties style:font-name="Arial1"/>
    </style:style>
    <style:style style:name="T30" style:family="text">
      <style:text-properties style:font-name="Arial1" fo:font-size="12pt" fo:font-style="normal" style:font-size-asian="12pt" style:font-style-asian="normal" style:font-size-complex="12pt" style:font-style-complex="normal"/>
    </style:style>
    <style:style style:name="T31" style:family="text">
      <style:text-properties style:font-name="Arial1" fo:font-style="normal"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style:text-underline-style="none"/>
    </style:style>
    <style:style style:name="T35" style:family="text">
      <style:text-properties style:text-position="super 58%"/>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officeooo:rsid="00169935"/>
    </style:style>
    <style:style style:name="T41" style:family="text">
      <style:text-properties officeooo:rsid="00183106"/>
    </style:style>
    <style:style style:name="T42" style:family="text">
      <style:text-properties officeooo:rsid="001a313b"/>
    </style:style>
    <style:style style:name="T43" style:family="text">
      <style:text-properties officeooo:rsid="001a441a"/>
    </style:style>
    <style:style style:name="T44" style:family="text">
      <style:text-properties officeooo:rsid="001d6401"/>
    </style:style>
    <style:style style:name="T45" style:family="text">
      <style:text-properties officeooo:rsid="0020e411"/>
    </style:style>
    <style:style style:name="T46" style:family="text">
      <style:text-properties officeooo:rsid="00247bb6"/>
    </style:style>
    <style:style style:name="T47" style:family="text">
      <style:text-properties officeooo:rsid="002948fc"/>
    </style:style>
    <style:style style:name="T48" style:family="text">
      <style:text-properties officeooo:rsid="002eaaef"/>
    </style:style>
    <style:style style:name="T49"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font-name="Ubuntu" fo:font-size="10pt" fo:language="en" fo:country="US" style:language-asian="zxx" style:country-asian="none" style:language-complex="zxx" style:country-complex="none"/>
    </style:style>
    <style:style style:name="T5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0019840" text:id="ct100019840">
          <text:insertion>
            <office:change-info>
              <dc:creator>Balazs Racz</dc:creator>
              <dc:date>2016-02-05T09:45:00</dc:date>
            </office:change-info>
          </text:insertion>
        </text:changed-region>
        <text:changed-region xml:id="ct55606272" text:id="ct55606272">
          <text:insertion>
            <office:change-info>
              <dc:creator>Balazs Racz</dc:creator>
              <dc:date>2016-02-04T16:26:00</dc:date>
            </office:change-info>
          </text:insertion>
        </text:changed-region>
        <text:changed-region xml:id="ct75846496" text:id="ct75846496">
          <text:deletion>
            <office:change-info>
              <dc:creator>Balazs Racz</dc:creator>
              <dc:date>2016-02-05T09:37:00</dc:date>
            </office:change-info>
            <text:p text:style-name="P1"><text:s/>t<field:fieldmark-start/>o a maximum of </text:p>
          </text:deletion>
        </text:changed-region>
        <text:changed-region xml:id="ct55592256" text:id="ct55592256">
          <text:deletion>
            <office:change-info>
              <dc:creator>Balazs Racz</dc:creator>
              <dc:date>2016-02-04T17:20:00</dc:date>
            </office:change-info>
            <text:p text:style-name="P1">72</text:p>
          </text:deletion>
        </text:changed-region>
        <text:changed-region xml:id="ct75871808" text:id="ct75871808">
          <text:deletion>
            <office:change-info>
              <dc:creator>Balazs Racz</dc:creator>
              <dc:date>2016-02-05T09:37:00</dc:date>
            </office:change-info>
            <text:p text:style-name="P1"><text:s/>bytes</text:p>
          </text:deletion>
        </text:changed-region>
        <text:changed-region xml:id="ct55626608" text:id="ct55626608">
          <text:insertion>
            <office:change-info>
              <dc:creator>Balazs Racz</dc:creator>
              <dc:date>2016-02-04T17:20:00</dc:date>
            </office:change-info>
          </text:insertion>
        </text:changed-region>
        <text:changed-region xml:id="ct55685312" text:id="ct55685312">
          <text:insertion>
            <office:change-info>
              <dc:creator>Balazs Racz</dc:creator>
              <dc:date>2016-02-04T21:03:00</dc:date>
            </office:change-info>
          </text:insertion>
        </text:changed-region>
        <text:changed-region xml:id="ct55685504" text:id="ct55685504">
          <text:deletion>
            <office:change-info>
              <dc:creator>Balazs Racz</dc:creator>
              <dc:date>2016-02-04T21:03:00</dc:date>
            </office:change-info>
            <text:p text:style-name="P2"><text:span text:style-name="T1">9</text:span></text:p>
          </text:deletion>
        </text:changed-region>
        <text:changed-region xml:id="ct55715600" text:id="ct55715600">
          <text:deletion>
            <office:change-info>
              <dc:creator>David Harris</dc:creator>
              <dc:date>2016-01-29T14:20:00</dc:date>
            </office:change-info>
            <text:p text:style-name="P3">s</text:p>
          </text:deletion>
        </text:changed-region>
        <text:changed-region xml:id="ct55173360" text:id="ct55173360">
          <text:insertion>
            <office:change-info>
              <dc:creator>David Harris</dc:creator>
              <dc:date>2016-01-29T14:16:00</dc:date>
            </office:change-info>
          </text:insertion>
        </text:changed-region>
        <text:changed-region xml:id="ct55741856" text:id="ct55741856">
          <text:deletion>
            <office:change-info>
              <dc:creator>David Harris</dc:creator>
              <dc:date>2016-01-31T16:14:00</dc:date>
            </office:change-info>
            <text:p text:style-name="P4"><text:a xlink:type="simple" xlink:href="#3.5.5.Error codes|outline" text:style-name="Internet_20_link" text:visited-style-name="Visited_20_Internet_20_Link"><text:span text:style-name="T2">#</text:span></text:a></text:p>
          </text:deletion>
        </text:changed-region>
        <text:changed-region xml:id="ct55740512" text:id="ct55740512">
          <text:deletion>
            <office:change-info>
              <dc:creator>David Harris</dc:creator>
              <dc:date>2016-01-31T16:14:00</dc:date>
            </office:change-info>
            <text:p text:style-name="P4"><text:a xlink:type="simple" xlink:href="#3.5.Error Handling|outline" text:style-name="Internet_20_link" text:visited-style-name="Visited_20_Internet_20_Link"><text:span text:style-name="T2">#</text:span></text:a></text:p>
          </text:deletion>
        </text:changed-region>
        <text:changed-region xml:id="ct55177984" text:id="ct55177984">
          <text:insertion>
            <office:change-info>
              <dc:creator>David Harris</dc:creator>
              <dc:date>2016-01-29T14:15:00</dc:date>
            </office:change-info>
          </text:insertion>
        </text:changed-region>
        <text:changed-region xml:id="ct55177168" text:id="ct55177168">
          <text:insertion>
            <office:change-info>
              <dc:creator>David Harris</dc:creator>
              <dc:date>2016-01-29T14:16:00</dc:date>
            </office:change-info>
          </text:insertion>
        </text:changed-region>
        <text:changed-region xml:id="ct55176576" text:id="ct55176576">
          <text:deletion>
            <office:change-info>
              <dc:creator>David Harris</dc:creator>
              <dc:date>2016-01-31T16:14:00</dc:date>
            </office:change-info>
            <text:p text:style-name="P5"><text:a xlink:type="simple" xlink:href="#3.5.5.Error codes|outline" text:style-name="Internet_20_link" text:visited-style-name="Visited_20_Internet_20_Link"><text:span text:style-name="T3">#</text:span></text:a></text:p>
          </text:deletion>
        </text:changed-region>
        <text:changed-region xml:id="ct55181568" text:id="ct55181568">
          <text:deletion>
            <office:change-info>
              <dc:creator>David Harris</dc:creator>
              <dc:date>2016-01-31T16:14:00</dc:date>
            </office:change-info>
            <text:p text:style-name="P5"><text:a xlink:type="simple" xlink:href="#3.4.3.Error Handling|outline" text:style-name="Internet_20_link" text:visited-style-name="Visited_20_Internet_20_Link"><text:span text:style-name="T4">#</text:span></text:a></text:p>
          </text:deletion>
        </text:changed-region>
        <text:changed-region xml:id="ct55775856" text:id="ct55775856">
          <text:deletion>
            <office:change-info>
              <dc:creator>Balazs Racz</dc:creator>
              <dc:date>2016-02-04T16:35:00</dc:date>
            </office:change-info>
            <text:p text:style-name="P6">N</text:p>
          </text:deletion>
        </text:changed-region>
        <text:changed-region xml:id="ct55182464" text:id="ct55182464">
          <text:insertion>
            <office:change-info>
              <dc:creator>Balazs Racz</dc:creator>
              <dc:date>2016-02-04T16:35:00</dc:date>
            </office:change-info>
          </text:insertion>
        </text:changed-region>
        <text:changed-region xml:id="ct54855664" text:id="ct54855664">
          <text:insertion>
            <office:change-info>
              <dc:creator>Balazs Racz</dc:creator>
              <dc:date>2015-10-21T22:07:00</dc:date>
            </office:change-info>
          </text:insertion>
        </text:changed-region>
        <text:changed-region xml:id="ct54856080" text:id="ct54856080">
          <text:insertion>
            <office:change-info>
              <dc:creator>Balazs Racz</dc:creator>
              <dc:date>2015-10-21T22:07:00</dc:date>
            </office:change-info>
          </text:insertion>
        </text:changed-region>
        <text:changed-region xml:id="ct54856272" text:id="ct54856272">
          <text:insertion>
            <office:change-info>
              <dc:creator>Balazs Racz</dc:creator>
              <dc:date>2015-10-21T22:07:00</dc:date>
            </office:change-info>
          </text:insertion>
        </text:changed-region>
        <text:changed-region xml:id="ct54856832" text:id="ct54856832">
          <text:insertion>
            <office:change-info>
              <dc:creator>Balazs Racz</dc:creator>
              <dc:date>2015-10-21T22:07:00</dc:date>
            </office:change-info>
          </text:insertion>
        </text:changed-region>
        <text:changed-region xml:id="ct54857024" text:id="ct54857024">
          <text:insertion>
            <office:change-info>
              <dc:creator>Balazs Racz</dc:creator>
              <dc:date>2015-10-21T22:08:00</dc:date>
            </office:change-info>
          </text:insertion>
        </text:changed-region>
        <text:changed-region xml:id="ct55783248" text:id="ct55783248">
          <text:deletion>
            <office:change-info>
              <dc:creator>David Harris</dc:creator>
              <dc:date>2016-01-31T16:14:00</dc:date>
            </office:change-info>
            <text:p text:style-name="Standard">n</text:p>
          </text:deletion>
        </text:changed-region>
        <text:changed-region xml:id="ct55777184" text:id="ct55777184">
          <text:deletion>
            <office:change-info>
              <dc:creator>David Harris</dc:creator>
              <dc:date>2016-01-31T16:14:00</dc:date>
            </office:change-info>
            <text:h text:style-name="Heading_20_3" text:outline-level="3">-</text:h>
          </text:deletion>
        </text:changed-region>
        <text:changed-region xml:id="ct54857216" text:id="ct54857216">
          <text:insertion>
            <office:change-info>
              <dc:creator>David Harris</dc:creator>
              <dc:date>2016-01-31T16:14:00</dc:date>
            </office:change-info>
          </text:insertion>
        </text:changed-region>
        <text:changed-region xml:id="ct55182256" text:id="ct55182256">
          <text:insertion>
            <office:change-info>
              <dc:creator>David Harris</dc:creator>
              <dc:date>2016-01-29T14:09:00</dc:date>
            </office:change-info>
          </text:insertion>
        </text:changed-region>
        <text:changed-region xml:id="ct54863296" text:id="ct54863296">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54890976" text:id="ct54890976">
          <text:deletion>
            <office:change-info>
              <dc:creator>David Harris</dc:creator>
              <dc:date>2016-01-29T14:06:00</dc:date>
            </office:change-info>
            <text:p text:style-name="P7">, and may be used by all Protocols:</text:p>
          </text:deletion>
        </text:changed-region>
        <text:changed-region xml:id="ct54863792" text:id="ct54863792">
          <text:insertion>
            <office:change-info>
              <dc:creator>David Harris</dc:creator>
              <dc:date>2016-01-29T14:06:00</dc:date>
            </office:change-info>
          </text:insertion>
        </text:changed-region>
        <text:changed-region xml:id="ct54889424" text:id="ct54889424">
          <text:deletion>
            <office:change-info>
              <dc:creator>Balazs Racz</dc:creator>
              <dc:date>2016-02-04T16:51:00</dc:date>
            </office:change-info>
            <text:p text:style-name="P7"><text:s/></text:p>
          </text:deletion>
        </text:changed-region>
        <text:changed-region xml:id="ct55884528" text:id="ct55884528">
          <text:insertion>
            <office:change-info>
              <dc:creator>David Harris</dc:creator>
              <dc:date>2016-01-29T14:06:00</dc:date>
            </office:change-info>
          </text:insertion>
        </text:changed-region>
        <text:changed-region xml:id="ct54884928" text:id="ct54884928">
          <text:insertion>
            <office:change-info>
              <dc:creator>David Harris</dc:creator>
              <dc:date>2016-01-29T14:07:00</dc:date>
            </office:change-info>
          </text:insertion>
        </text:changed-region>
        <text:changed-region xml:id="ct55885120" text:id="ct55885120">
          <text:deletion>
            <office:change-info>
              <dc:creator>David Harris</dc:creator>
              <dc:date>2016-01-29T14:07:00</dc:date>
            </office:change-info>
            <text:p text:style-name="P7"><text:span text:style-name="T5"><text:s/></text:span><text:span text:style-name="T5"><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54886416" text:id="ct54886416">
          <text:insertion>
            <office:change-info>
              <dc:creator>David Harris</dc:creator>
              <dc:date>2016-01-30T15:18:00</dc:date>
            </office:change-info>
          </text:insertion>
        </text:changed-region>
        <text:changed-region xml:id="ct54886608" text:id="ct54886608">
          <text:deletion>
            <office:change-info>
              <dc:creator>David Harris</dc:creator>
              <dc:date>2016-01-30T15:18:00</dc:date>
            </office:change-info>
            <text:p text:style-name="P8"><text:span text:style-name="T6">0</text:span></text:p>
          </text:deletion>
        </text:changed-region>
        <text:changed-region xml:id="ct54877616" text:id="ct54877616">
          <text:deletion>
            <office:change-info>
              <dc:creator>David Harris</dc:creator>
              <dc:date>2016-02-03T23:01:00</dc:date>
            </office:change-info>
            <text:p text:style-name="P9">, not further specified</text:p>
          </text:deletion>
        </text:changed-region>
        <text:changed-region xml:id="ct54872160" text:id="ct54872160">
          <text:insertion>
            <office:change-info>
              <dc:creator>Balazs Racz</dc:creator>
              <dc:date>2016-02-03T22:14:00</dc:date>
            </office:change-info>
          </text:insertion>
        </text:changed-region>
        <text:changed-region xml:id="ct54887296" text:id="ct54887296">
          <text:insertion>
            <office:change-info>
              <dc:creator>David Harris</dc:creator>
              <dc:date>2016-01-30T15:18:00</dc:date>
            </office:change-info>
          </text:insertion>
        </text:changed-region>
        <text:changed-region xml:id="ct54889072" text:id="ct54889072">
          <text:deletion>
            <office:change-info>
              <dc:creator>David Harris</dc:creator>
              <dc:date>2016-01-30T15:18:00</dc:date>
            </office:change-info>
            <text:p text:style-name="P8"><text:span text:style-name="T6">0</text:span></text:p>
          </text:deletion>
        </text:changed-region>
        <text:changed-region xml:id="ct54870000" text:id="ct54870000">
          <text:insertion>
            <office:change-info>
              <dc:creator>David Harris</dc:creator>
              <dc:date>2016-01-30T15:18:00</dc:date>
            </office:change-info>
          </text:insertion>
        </text:changed-region>
        <text:changed-region xml:id="ct54870192" text:id="ct54870192">
          <text:deletion>
            <office:change-info>
              <dc:creator>David Harris</dc:creator>
              <dc:date>2016-01-30T15:18:00</dc:date>
            </office:change-info>
            <text:p text:style-name="P8"><text:span text:style-name="T6">0</text:span></text:p>
          </text:deletion>
        </text:changed-region>
        <text:changed-region xml:id="ct54870992" text:id="ct54870992">
          <text:insertion>
            <office:change-info>
              <dc:creator>David Harris</dc:creator>
              <dc:date>2016-01-30T15:18:00</dc:date>
            </office:change-info>
          </text:insertion>
        </text:changed-region>
        <text:changed-region xml:id="ct54871424" text:id="ct54871424">
          <text:deletion>
            <office:change-info>
              <dc:creator>David Harris</dc:creator>
              <dc:date>2016-01-30T15:18:00</dc:date>
            </office:change-info>
            <text:p text:style-name="P8"><text:span text:style-name="T6">0</text:span></text:p>
          </text:deletion>
        </text:changed-region>
        <text:changed-region xml:id="ct55895712" text:id="ct55895712">
          <text:insertion>
            <office:change-info>
              <dc:creator>David Harris</dc:creator>
              <dc:date>2016-01-30T15:18:00</dc:date>
            </office:change-info>
          </text:insertion>
        </text:changed-region>
        <text:changed-region xml:id="ct55895904" text:id="ct55895904">
          <text:deletion>
            <office:change-info>
              <dc:creator>David Harris</dc:creator>
              <dc:date>2016-01-30T15:18:00</dc:date>
            </office:change-info>
            <text:p text:style-name="P8"><text:span text:style-name="T6">0</text:span></text:p>
          </text:deletion>
        </text:changed-region>
        <text:changed-region xml:id="ct54870384" text:id="ct54870384">
          <text:insertion>
            <office:change-info>
              <dc:creator>Balazs Racz</dc:creator>
              <dc:date>2016-02-03T22:13:00</dc:date>
            </office:change-info>
          </text:insertion>
        </text:changed-region>
        <text:changed-region xml:id="ct55894976" text:id="ct55894976">
          <text:insertion>
            <office:change-info>
              <dc:creator>David Harris</dc:creator>
              <dc:date>2016-02-03T23:00:00</dc:date>
            </office:change-info>
          </text:insertion>
        </text:changed-region>
        <text:changed-region xml:id="ct55902064" text:id="ct55902064">
          <text:insertion>
            <office:change-info>
              <dc:creator>David Harris</dc:creator>
              <dc:date>2016-02-03T23:01:00</dc:date>
            </office:change-info>
          </text:insertion>
        </text:changed-region>
        <text:changed-region xml:id="ct54871840" text:id="ct54871840">
          <text:insertion>
            <office:change-info>
              <dc:creator>David Harris</dc:creator>
              <dc:date>2016-02-03T23:01:00</dc:date>
            </office:change-info>
          </text:insertion>
        </text:changed-region>
        <text:changed-region xml:id="ct54609456" text:id="ct54609456">
          <text:insertion>
            <office:change-info>
              <dc:creator>David Harris</dc:creator>
              <dc:date>2016-01-30T15:18:00</dc:date>
            </office:change-info>
          </text:insertion>
        </text:changed-region>
        <text:changed-region xml:id="ct55895232" text:id="ct55895232">
          <text:deletion>
            <office:change-info>
              <dc:creator>David Harris</dc:creator>
              <dc:date>2016-01-30T15:18:00</dc:date>
            </office:change-info>
            <text:p text:style-name="P8"><text:span text:style-name="T6">0</text:span></text:p>
          </text:deletion>
        </text:changed-region>
        <text:changed-region xml:id="ct55895424" text:id="ct55895424">
          <text:insertion>
            <office:change-info>
              <dc:creator>David Harris</dc:creator>
              <dc:date>2016-01-30T15:18:00</dc:date>
            </office:change-info>
          </text:insertion>
        </text:changed-region>
        <text:changed-region xml:id="ct54873712" text:id="ct54873712">
          <text:insertion>
            <office:change-info>
              <dc:creator>David Harris</dc:creator>
              <dc:date>2016-01-30T15:18:00</dc:date>
            </office:change-info>
          </text:insertion>
        </text:changed-region>
        <text:changed-region xml:id="ct55487136" text:id="ct55487136">
          <text:deletion>
            <office:change-info>
              <dc:creator>David Harris</dc:creator>
              <dc:date>2016-01-30T15:18:00</dc:date>
            </office:change-info>
            <text:p text:style-name="P10"><text:span text:style-name="T6">0</text:span></text:p>
          </text:deletion>
        </text:changed-region>
        <text:changed-region xml:id="ct54883136" text:id="ct54883136">
          <text:deletion>
            <office:change-info>
              <dc:creator>David Harris</dc:creator>
              <dc:date>2016-02-03T23:04:00</dc:date>
            </office:change-info>
            <text:p text:style-name="P10"><text:span text:style-name="T7">0</text:span></text:p>
          </text:deletion>
        </text:changed-region>
        <text:changed-region xml:id="ct54873088" text:id="ct54873088">
          <text:insertion>
            <office:change-info>
              <dc:creator>David Harris</dc:creator>
              <dc:date>2016-02-03T23:06:00</dc:date>
            </office:change-info>
          </text:insertion>
        </text:changed-region>
        <text:changed-region xml:id="ct54884464" text:id="ct54884464">
          <text:insertion>
            <office:change-info>
              <dc:creator>David Harris</dc:creator>
              <dc:date>2016-01-30T15:18:00</dc:date>
            </office:change-info>
          </text:insertion>
        </text:changed-region>
        <text:changed-region xml:id="ct55908752" text:id="ct55908752">
          <text:deletion>
            <office:change-info>
              <dc:creator>David Harris</dc:creator>
              <dc:date>2016-01-30T15:18:00</dc:date>
            </office:change-info>
            <text:p text:style-name="P10"><text:span text:style-name="T6">0</text:span></text:p>
          </text:deletion>
        </text:changed-region>
        <text:changed-region xml:id="ct55908944" text:id="ct55908944">
          <text:deletion>
            <office:change-info>
              <dc:creator>David Harris</dc:creator>
              <dc:date>2016-01-29T14:04:00</dc:date>
            </office:change-info>
            <text:p text:style-name="P11">t </text:p>
          </text:deletion>
        </text:changed-region>
        <text:changed-region xml:id="ct55909664" text:id="ct55909664">
          <text:insertion>
            <office:change-info>
              <dc:creator>David Harris</dc:creator>
              <dc:date>2016-01-29T14:04:00</dc:date>
            </office:change-info>
          </text:insertion>
        </text:changed-region>
        <text:changed-region xml:id="ct55487328" text:id="ct55487328">
          <text:insertion>
            <office:change-info>
              <dc:creator>David Harris</dc:creator>
              <dc:date>2016-01-30T15:18:00</dc:date>
            </office:change-info>
          </text:insertion>
        </text:changed-region>
        <text:changed-region xml:id="ct55908144" text:id="ct55908144">
          <text:deletion>
            <office:change-info>
              <dc:creator>David Harris</dc:creator>
              <dc:date>2016-01-30T15:18:00</dc:date>
            </office:change-info>
            <text:p text:style-name="P10"><text:span text:style-name="T6">0</text:span></text:p>
          </text:deletion>
        </text:changed-region>
        <text:changed-region xml:id="ct54883552" text:id="ct54883552">
          <text:insertion>
            <office:change-info>
              <dc:creator>David Harris</dc:creator>
              <dc:date>2016-01-30T15:18:00</dc:date>
            </office:change-info>
          </text:insertion>
        </text:changed-region>
        <text:changed-region xml:id="ct54873280" text:id="ct54873280">
          <text:deletion>
            <office:change-info>
              <dc:creator>David Harris</dc:creator>
              <dc:date>2016-01-30T15:18:00</dc:date>
            </office:change-info>
            <text:p text:style-name="P10"><text:span text:style-name="T6">0</text:span></text:p>
          </text:deletion>
        </text:changed-region>
        <text:changed-region xml:id="ct54884048" text:id="ct54884048">
          <text:insertion>
            <office:change-info>
              <dc:creator>David Harris</dc:creator>
              <dc:date>2016-01-30T15:18:00</dc:date>
            </office:change-info>
          </text:insertion>
        </text:changed-region>
        <text:changed-region xml:id="ct55908336" text:id="ct55908336">
          <text:deletion>
            <office:change-info>
              <dc:creator>David Harris</dc:creator>
              <dc:date>2016-01-30T15:18:00</dc:date>
            </office:change-info>
            <text:p text:style-name="P10"><text:span text:style-name="T6">0</text:span></text:p>
          </text:deletion>
        </text:changed-region>
        <text:changed-region xml:id="ct55893488" text:id="ct55893488">
          <text:insertion>
            <office:change-info>
              <dc:creator>David Harris</dc:creator>
              <dc:date>2016-01-30T15:18:00</dc:date>
            </office:change-info>
          </text:insertion>
        </text:changed-region>
        <text:changed-region xml:id="ct55893680" text:id="ct55893680">
          <text:deletion>
            <office:change-info>
              <dc:creator>David Harris</dc:creator>
              <dc:date>2016-01-30T15:18:00</dc:date>
            </office:change-info>
            <text:p text:style-name="P10"><text:span text:style-name="T6">0</text:span></text:p>
          </text:deletion>
        </text:changed-region>
        <text:changed-region xml:id="ct54885120" text:id="ct54885120">
          <text:insertion>
            <office:change-info>
              <dc:creator>David Harris</dc:creator>
              <dc:date>2016-01-30T15:18:00</dc:date>
            </office:change-info>
          </text:insertion>
        </text:changed-region>
        <text:changed-region xml:id="ct55907408" text:id="ct55907408">
          <text:deletion>
            <office:change-info>
              <dc:creator>David Harris</dc:creator>
              <dc:date>2016-01-30T15:18:00</dc:date>
            </office:change-info>
            <text:p text:style-name="P10"><text:span text:style-name="T6">0</text:span></text:p>
          </text:deletion>
        </text:changed-region>
        <text:changed-region xml:id="ct55887152" text:id="ct55887152">
          <text:insertion>
            <office:change-info>
              <dc:creator>David Harris</dc:creator>
              <dc:date>2016-01-30T15:19:00</dc:date>
            </office:change-info>
          </text:insertion>
        </text:changed-region>
        <text:changed-region xml:id="ct55907600" text:id="ct55907600">
          <text:deletion>
            <office:change-info>
              <dc:creator>David Harris</dc:creator>
              <dc:date>2016-01-30T15:19:00</dc:date>
            </office:change-info>
            <text:p text:style-name="P10"><text:span text:style-name="T6">0</text:span></text:p>
          </text:deletion>
        </text:changed-region>
        <text:changed-region xml:id="ct55885520" text:id="ct55885520">
          <text:insertion>
            <office:change-info>
              <dc:creator>Balazs Racz</dc:creator>
              <dc:date>2016-02-04T12:25:00</dc:date>
            </office:change-info>
          </text:insertion>
        </text:changed-region>
        <text:changed-region xml:id="ct55899520" text:id="ct55899520">
          <text:deletion>
            <office:change-info>
              <dc:creator>Balazs Racz</dc:creator>
              <dc:date>2016-02-04T12:25:00</dc:date>
            </office:change-info>
            <text:p text:style-name="P10"><text:span text:style-name="T8">F</text:span></text:p>
          </text:deletion>
        </text:changed-region>
        <text:changed-region xml:id="ct55886848" text:id="ct55886848">
          <text:deletion>
            <office:change-info>
              <dc:creator>David Harris</dc:creator>
              <dc:date>2016-02-03T23:05:00</dc:date>
            </office:change-info>
            <text:p text:style-name="P10"><text:span text:style-name="T8">07</text:span></text:p>
          </text:deletion>
        </text:changed-region>
        <text:changed-region xml:id="ct55914192" text:id="ct55914192">
          <text:deletion>
            <office:change-info>
              <dc:creator>Balazs Racz</dc:creator>
              <dc:date>2016-02-04T12:25:00</dc:date>
            </office:change-info>
            <text:p text:style-name="P10"><text:span text:style-name="T8">F</text:span></text:p>
          </text:deletion>
        </text:changed-region>
        <text:changed-region xml:id="ct55888880" text:id="ct55888880">
          <text:insertion>
            <office:change-info>
              <dc:creator>David Harris</dc:creator>
              <dc:date>2016-01-30T15:18:00</dc:date>
            </office:change-info>
          </text:insertion>
        </text:changed-region>
        <text:changed-region xml:id="ct55889072" text:id="ct55889072">
          <text:deletion>
            <office:change-info>
              <dc:creator>David Harris</dc:creator>
              <dc:date>2016-01-30T15:18:00</dc:date>
            </office:change-info>
            <text:p text:style-name="P10"><text:span text:style-name="T8">0</text:span></text:p>
          </text:deletion>
        </text:changed-region>
        <text:changed-region xml:id="ct55890288" text:id="ct55890288">
          <text:insertion>
            <office:change-info>
              <dc:creator>David Harris</dc:creator>
              <dc:date>2016-02-03T23:07:00</dc:date>
            </office:change-info>
          </text:insertion>
        </text:changed-region>
        <text:changed-region xml:id="ct55914384" text:id="ct55914384">
          <text:insertion>
            <office:change-info>
              <dc:creator>David Harris</dc:creator>
              <dc:date>2016-01-30T15:18:00</dc:date>
            </office:change-info>
          </text:insertion>
        </text:changed-region>
        <text:changed-region xml:id="ct55911680" text:id="ct55911680">
          <text:deletion>
            <office:change-info>
              <dc:creator>David Harris</dc:creator>
              <dc:date>2016-01-30T15:18:00</dc:date>
            </office:change-info>
            <text:p text:style-name="P10"><text:span text:style-name="T6">0</text:span></text:p>
          </text:deletion>
        </text:changed-region>
        <text:changed-region xml:id="ct55886288" text:id="ct55886288">
          <text:insertion>
            <office:change-info>
              <dc:creator>David Harris</dc:creator>
              <dc:date>2016-01-30T15:19:00</dc:date>
            </office:change-info>
          </text:insertion>
        </text:changed-region>
        <text:changed-region xml:id="ct55886480" text:id="ct55886480">
          <text:deletion>
            <office:change-info>
              <dc:creator>David Harris</dc:creator>
              <dc:date>2016-01-30T15:19:00</dc:date>
            </office:change-info>
            <text:p text:style-name="P10"><text:span text:style-name="T6">0</text:span></text:p>
          </text:deletion>
        </text:changed-region>
        <text:changed-region xml:id="ct55887344" text:id="ct55887344">
          <text:deletion>
            <office:change-info>
              <dc:creator>David Harris</dc:creator>
              <dc:date>2016-02-03T23:05:00</dc:date>
            </office:change-info>
            <text:p text:style-name="P10">0</text:p>
          </text:deletion>
        </text:changed-region>
        <text:changed-region xml:id="ct55887536" text:id="ct55887536">
          <text:insertion>
            <office:change-info>
              <dc:creator>David Harris</dc:creator>
              <dc:date>2016-02-03T23:06:00</dc:date>
            </office:change-info>
          </text:insertion>
        </text:changed-region>
        <text:changed-region xml:id="ct55913024" text:id="ct55913024">
          <text:insertion>
            <office:change-info>
              <dc:creator>David Harris</dc:creator>
              <dc:date>2016-01-30T15:19:00</dc:date>
            </office:change-info>
          </text:insertion>
        </text:changed-region>
        <text:changed-region xml:id="ct55913216" text:id="ct55913216">
          <text:deletion>
            <office:change-info>
              <dc:creator>David Harris</dc:creator>
              <dc:date>2016-01-30T15:19:00</dc:date>
            </office:change-info>
            <text:p text:style-name="P10"><text:span text:style-name="T6">0</text:span></text:p>
          </text:deletion>
        </text:changed-region>
        <text:changed-region xml:id="ct55909440" text:id="ct55909440">
          <text:deletion>
            <office:change-info>
              <dc:creator>David Harris</dc:creator>
              <dc:date>2016-02-03T23:03:00</dc:date>
            </office:change-info>
            <text:p text:style-name="P10">4</text:p>
          </text:deletion>
        </text:changed-region>
        <text:changed-region xml:id="ct55453088" text:id="ct55453088">
          <text:insertion>
            <office:change-info>
              <dc:creator>David Harris</dc:creator>
              <dc:date>2016-02-03T23:04:00</dc:date>
            </office:change-info>
          </text:insertion>
        </text:changed-region>
        <text:changed-region xml:id="ct54624448" text:id="ct54624448">
          <text:insertion>
            <office:change-info>
              <dc:creator>David Harris</dc:creator>
              <dc:date>2016-01-30T15:19:00</dc:date>
            </office:change-info>
          </text:insertion>
        </text:changed-region>
        <text:changed-region xml:id="ct55907840" text:id="ct55907840">
          <text:insertion>
            <office:change-info>
              <dc:creator>David Harris</dc:creator>
              <dc:date>2016-02-03T23:04:00</dc:date>
            </office:change-info>
          </text:insertion>
        </text:changed-region>
        <text:changed-region xml:id="ct55912128" text:id="ct55912128">
          <text:deletion>
            <office:change-info>
              <dc:creator>David Harris</dc:creator>
              <dc:date>2016-01-30T15:19:00</dc:date>
            </office:change-info>
            <text:p text:style-name="P10"><text:span text:style-name="T6">0</text:span></text:p>
          </text:deletion>
        </text:changed-region>
        <text:changed-region xml:id="ct55889344" text:id="ct55889344">
          <text:insertion>
            <office:change-info>
              <dc:creator>David Harris</dc:creator>
              <dc:date>2016-02-03T23:03:00</dc:date>
            </office:change-info>
          </text:insertion>
        </text:changed-region>
        <text:changed-region xml:id="ct55900768" text:id="ct55900768">
          <text:insertion>
            <office:change-info>
              <dc:creator>David Harris</dc:creator>
              <dc:date>2016-02-03T23:04:00</dc:date>
            </office:change-info>
          </text:insertion>
        </text:changed-region>
        <text:changed-region xml:id="ct55448064" text:id="ct55448064">
          <text:insertion>
            <office:change-info>
              <dc:creator>David Harris</dc:creator>
              <dc:date>2016-01-30T15:19:00</dc:date>
            </office:change-info>
          </text:insertion>
        </text:changed-region>
        <text:changed-region xml:id="ct55911296" text:id="ct55911296">
          <text:deletion>
            <office:change-info>
              <dc:creator>David Harris</dc:creator>
              <dc:date>2016-01-30T15:19:00</dc:date>
            </office:change-info>
            <text:p text:style-name="P10"><text:span text:style-name="T6">0</text:span></text:p>
          </text:deletion>
        </text:changed-region>
        <text:changed-region xml:id="ct55454112" text:id="ct55454112">
          <text:insertion>
            <office:change-info>
              <dc:creator>Balazs Racz</dc:creator>
              <dc:date>2016-02-04T17:02:00</dc:date>
            </office:change-info>
          </text:insertion>
        </text:changed-region>
        <text:changed-region xml:id="ct55940752" text:id="ct55940752">
          <text:deletion>
            <office:change-info>
              <dc:creator>Balazs Racz</dc:creator>
              <dc:date>2016-02-04T09:11:00</dc:date>
            </office:change-info>
            <text:p text:style-name="P11">t</text:p>
          </text:deletion>
        </text:changed-region>
        <text:changed-region xml:id="ct54885312" text:id="ct54885312">
          <text:insertion>
            <office:change-info>
              <dc:creator>Balazs Racz</dc:creator>
              <dc:date>2016-02-04T09:11:00</dc:date>
            </office:change-info>
          </text:insertion>
        </text:changed-region>
        <text:changed-region xml:id="ct55967376" text:id="ct55967376">
          <text:insertion>
            <office:change-info>
              <dc:creator>Balazs Racz</dc:creator>
              <dc:date>2016-02-04T17:05:00</dc:date>
            </office:change-info>
          </text:insertion>
        </text:changed-region>
        <text:changed-region xml:id="ct55973472" text:id="ct55973472">
          <text:insertion>
            <office:change-info>
              <dc:creator>David Harris</dc:creator>
              <dc:date>2016-01-31T16:15:00</dc:date>
            </office:change-info>
          </text:insertion>
        </text:changed-region>
        <text:changed-region xml:id="ct55973856" text:id="ct55973856">
          <text:deletion>
            <office:change-info>
              <dc:creator>David Harris</dc:creator>
              <dc:date>2016-01-31T16:15:00</dc:date>
            </office:change-info>
            <text:p text:style-name="Standard">for</text:p>
          </text:deletion>
        </text:changed-region>
        <text:changed-region xml:id="ct55974656" text:id="ct55974656">
          <text:insertion>
            <office:change-info>
              <dc:creator>David Harris</dc:creator>
              <dc:date>2016-01-31T16:15:00</dc:date>
            </office:change-info>
          </text:insertion>
        </text:changed-region>
        <text:changed-region xml:id="ct55985504" text:id="ct55985504">
          <text:deletion>
            <office:change-info>
              <dc:creator>David Harris</dc:creator>
              <dc:date>2016-01-31T16:19:00</dc:date>
            </office:change-info>
            <text:p text:style-name="Standard">un</text:p>
          </text:deletion>
        </text:changed-region>
        <text:changed-region xml:id="ct56009328" text:id="ct56009328">
          <text:insertion>
            <office:change-info>
              <dc:creator>David Harris</dc:creator>
              <dc:date>2016-01-31T16:20:00</dc:date>
            </office:change-info>
          </text:insertion>
        </text:changed-region>
        <text:changed-region xml:id="ct56010208" text:id="ct56010208">
          <text:insertion>
            <office:change-info>
              <dc:creator>David Harris</dc:creator>
              <dc:date>2016-01-31T16:21:00</dc:date>
            </office:change-info>
          </text:insertion>
        </text:changed-region>
        <text:changed-region xml:id="ct55744944" text:id="ct55744944">
          <text:deletion>
            <office:change-info>
              <dc:creator>David Harris</dc:creator>
              <dc:date>2016-01-31T16:21:00</dc:date>
            </office:change-info>
            <text:p text:style-name="Standard">“addressed”</text:p>
          </text:deletion>
        </text:changed-region>
        <text:changed-region xml:id="ct56020752" text:id="ct56020752">
          <text:insertion>
            <office:change-info>
              <dc:creator>David Harris</dc:creator>
              <dc:date>2016-01-31T16:21:00</dc:date>
            </office:change-info>
          </text:insertion>
        </text:changed-region>
        <text:changed-region xml:id="ct76221696" text:id="ct76221696">
          <text:deletion>
            <office:change-info>
              <dc:creator>Balazs Racz</dc:creator>
              <dc:date>2016-02-05T09:39:00</dc:date>
            </office:change-info>
            <text:list xml:id="list7398829875601690867" text:style-name="L1">
              <text:list-item>
                <text:p text:style-name="P12"/>
              </text:list-item>
              <text:list-item>
                <text:p text:style-name="P12">Messages are limited to </text:p>
              </text:list-item>
            </text:list>
          </text:deletion>
        </text:changed-region>
        <text:changed-region xml:id="ct55805760" text:id="ct55805760">
          <text:deletion>
            <office:change-info>
              <dc:creator>David P Harris</dc:creator>
              <dc:date>2015-02-17T03:02:00</dc:date>
            </office:change-info>
            <text:p text:style-name="P13">72</text:p>
          </text:deletion>
        </text:changed-region>
        <text:changed-region xml:id="ct55805984" text:id="ct55805984">
          <text:deletion>
            <office:change-info>
              <dc:creator>Balazs Racz</dc:creator>
              <dc:date>2016-02-05T09:39:00</dc:date>
            </office:change-info>
            <text:p text:style-name="P13"><text:span text:style-name="T9">254</text:span></text:p>
          </text:deletion>
          <text:insertion>
            <office:change-info office:chg-author="David P Harris" office:chg-date-time="2015-02-17T03:02:00"/>
          </text:insertion>
        </text:changed-region>
        <text:changed-region xml:id="ct76224816" text:id="ct76224816">
          <text:deletion>
            <office:change-info>
              <dc:creator>Balazs Racz</dc:creator>
              <dc:date>2016-02-05T09:39:00</dc:date>
            </office:change-info>
            <text:p text:style-name="P13"><text:span text:style-name="T9"><text:s/>bytes of data. <text:s/></text:span></text:p>
          </text:deletion>
        </text:changed-region>
        <text:changed-region xml:id="ct55806688" text:id="ct55806688">
          <text:deletion>
            <office:change-info>
              <dc:creator>David Harris</dc:creator>
              <dc:date>2016-01-31T16:21:00</dc:date>
            </office:change-info>
            <text:p text:style-name="Standard">No</text:p>
          </text:deletion>
        </text:changed-region>
        <text:changed-region xml:id="ct55808160" text:id="ct55808160">
          <text:insertion>
            <office:change-info>
              <dc:creator>David Harris</dc:creator>
              <dc:date>2016-01-31T16:21:00</dc:date>
            </office:change-info>
          </text:insertion>
        </text:changed-region>
        <text:changed-region xml:id="ct55822496" text:id="ct55822496">
          <text:insertion>
            <office:change-info>
              <dc:creator>Balazs Racz</dc:creator>
              <dc:date>2016-02-04T21:04:00</dc:date>
            </office:change-info>
          </text:insertion>
        </text:changed-region>
        <text:changed-region xml:id="ct55822688" text:id="ct55822688">
          <text:deletion>
            <office:change-info>
              <dc:creator>Balazs Racz</dc:creator>
              <dc:date>2016-02-04T21:04:00</dc:date>
            </office:change-info>
            <text:p text:style-name="P2"><text:span text:style-name="T1">9</text:span></text:p>
          </text:deletion>
        </text:changed-region>
        <text:changed-region xml:id="ct55823168" text:id="ct55823168">
          <text:insertion>
            <office:change-info>
              <dc:creator>Balazs Racz</dc:creator>
              <dc:date>2016-02-04T21:04:00</dc:date>
            </office:change-info>
          </text:insertion>
        </text:changed-region>
        <text:changed-region xml:id="ct55823360" text:id="ct55823360">
          <text:deletion>
            <office:change-info>
              <dc:creator>Balazs Racz</dc:creator>
              <dc:date>2016-02-04T21:04:00</dc:date>
            </office:change-info>
            <text:p text:style-name="P2"><text:span text:style-name="T1">9</text:span></text:p>
          </text:deletion>
        </text:changed-region>
        <text:changed-region xml:id="ct55840032" text:id="ct55840032">
          <text:insertion>
            <office:change-info>
              <dc:creator>Balazs Racz</dc:creator>
              <dc:date>2016-02-04T17:23:00</dc:date>
            </office:change-info>
          </text:insertion>
        </text:changed-region>
        <text:changed-region xml:id="ct55840224" text:id="ct55840224">
          <text:deletion>
            <office:change-info>
              <dc:creator>Balazs Racz</dc:creator>
              <dc:date>2016-02-04T17:23:00</dc:date>
            </office:change-info>
            <text:p text:style-name="P3">.</text:p>
          </text:deletion>
        </text:changed-region>
        <text:changed-region xml:id="ct55845344" text:id="ct55845344">
          <text:deletion>
            <office:change-info>
              <dc:creator>David Harris</dc:creator>
              <dc:date>2016-01-31T16:23:00</dc:date>
            </office:change-info>
            <text:p text:style-name="Standard">No</text:p>
          </text:deletion>
        </text:changed-region>
        <text:changed-region xml:id="ct55846272" text:id="ct55846272">
          <text:insertion>
            <office:change-info>
              <dc:creator>David Harris</dc:creator>
              <dc:date>2016-01-31T16:23:00</dc:date>
            </office:change-info>
          </text:insertion>
        </text:changed-region>
        <text:changed-region xml:id="ct55845664" text:id="ct55845664">
          <text:deletion>
            <office:change-info>
              <dc:creator>David Harris</dc:creator>
              <dc:date>2016-01-31T16:23:00</dc:date>
            </office:change-info>
            <text:p text:style-name="P14">No</text:p>
          </text:deletion>
        </text:changed-region>
        <text:changed-region xml:id="ct55846928" text:id="ct55846928">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Introduction</text:h>
      <text:p text:style-name="Standard">This Standard contains normative information about the OpenLCB Message Network. Corresponding discussion and background can be found in the corresponding <text:span text:style-name="T29">OpenLCB Message Network Technical Note</text:span>.</text:p>
      <text:p text:style-name="Standard">The protocol is described via three components: <text:span text:style-name="T2">the</text:span> state machine within the node(s); the messages; and the basic interactions in <text:span text:style-name="T2">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7">They are mandatory</text:span><text:span text:style-name="T38">.</text:span></text:p>
      <text:h text:style-name="Heading_20_2" text:outline-level="2">References and Context</text:h>
      <text:p text:style-name="Standard">For background information on format and presentation, see:</text:p>
      <text:list xml:id="list3485019126314756998" text:style-name="L22">
        <text:list-item>
          <text:p text:style-name="P84">OpenLCB Common Information Technical Note</text:p>
        </text:list-item>
      </text:list>
      <text:p text:style-name="Standard">This Standard is in the context of the following OpenLCB Standard:</text:p>
      <text:list xml:id="list2243125691951070302" text:style-name="L23">
        <text:list-item>
          <text:p text:style-name="P85">The <text:span text:style-name="T30">OpenLCB Unique Identifiers Standard</text:span>, which specifies Unique Identifiers <text:span text:style-name="T2">and</text:span> how they are defined.</text:p>
        </text:list-item>
      </text:list>
      <text:p text:style-name="Standard">This Standard is in the context of the following OpenLCB CAN Standards:</text:p>
      <text:list xml:id="list100924228585803" text:continue-numbering="true" text:style-name="L23">
        <text:list-item>
          <text:p text:style-name="P85">The <text:span text:style-name="T31">OpenLCB CAN Frame Transfer Standard</text:span>, which specifies transfer of OpenLCB messages over CAN segments. “CAN” refers to the electrical and protocol specifications as defined in <text:span text:style-name="T29">ISO 11898-1:2003</text:span> and <text:span text:style-name="T29">ISO 11898-2:2003</text:span> and their successors.</text:p>
        </text:list-item>
      </text:list>
      <text:p text:style-name="Standard">This Standard is in the context of the following OpenLCB-TCP/IP Standards:</text:p>
      <text:list xml:id="list100924641982917" text:continue-numbering="true" text:style-name="L23">
        <text:list-item>
          <text:p text:style-name="P85">The <text:span text:style-name="T29">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2">same</text:span> MTI are of the same type. </text:p>
      <text:h text:style-name="P102" text:outline-level="3">Message Type Indicators</text:h>
      <text:p text:style-name="Standard">The general Message Type Indicator (MTI) is a 16-bit quantity. The MTI values are remapped for specific wire protocols<text:span text:style-name="T2">, see the appropriate sections of this document for adaptation to </text:span><text:span text:style-name="T19">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22">understand</text:span> the material in this document.</text:p></text:note-body></text:note>. We keep them in just that one place to avoid conflicting updates. Those allocations are normative. <text:s/></text:p>
      <text:p text:style-name="P7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15</text:p>
          </table:table-cell>
          <table:table-cell table:style-name="Table1.B2" office:value-type="float" office:value="14">
            <text:p text:style-name="P3">14</text:p>
          </table:table-cell>
          <table:table-cell table:style-name="Table1.B2" office:value-type="float" office:value="13">
            <text:p text:style-name="P3">13</text:p>
          </table:table-cell>
          <table:table-cell table:style-name="Table1.B2" office:value-type="float" office:value="12">
            <text:p text:style-name="P3">12</text:p>
          </table:table-cell>
          <table:table-cell table:style-name="Table1.B2" office:value-type="float" office:value="11">
            <text:p text:style-name="P3">11</text:p>
          </table:table-cell>
          <table:table-cell table:style-name="Table1.B2" office:value-type="float" office:value="10">
            <text:p text:style-name="P3">10</text:p>
          </table:table-cell>
          <table:table-cell table:style-name="Table1.B2" office:value-type="float" office:value="9">
            <text:p text:style-name="P3">9</text:p>
          </table:table-cell>
          <table:table-cell table:style-name="Table1.B2" office:value-type="float" office:value="8">
            <text:p text:style-name="P3">8</text:p>
          </table:table-cell>
          <table:table-cell table:style-name="Table1.B2" office:value-type="float" office:value="7">
            <text:p text:style-name="P3">7</text:p>
          </table:table-cell>
          <table:table-cell table:style-name="Table1.B2" office:value-type="float" office:value="6">
            <text:p text:style-name="P3">6</text:p>
          </table:table-cell>
          <table:table-cell table:style-name="Table1.B2" office:value-type="float" office:value="5">
            <text:p text:style-name="P3">5</text:p>
          </table:table-cell>
          <table:table-cell table:style-name="Table1.B2" office:value-type="float" office:value="4">
            <text:p text:style-name="P3">4</text:p>
          </table:table-cell>
          <table:table-cell table:style-name="Table1.B2" office:value-type="float" office:value="3">
            <text:p text:style-name="P3">3</text:p>
          </table:table-cell>
          <table:table-cell table:style-name="Table1.B2" office:value-type="float" office:value="2">
            <text:p text:style-name="P3">2</text:p>
          </table:table-cell>
          <table:table-cell table:style-name="Table1.B2" office:value-type="float" office:value="1">
            <text:p text:style-name="P3">1</text:p>
          </table:table-cell>
          <table:table-cell table:style-name="Table1.Q2" office:value-type="float" office:value="0">
            <text:p text:style-name="P3">0</text:p>
          </table:table-cell>
        </table:table-row>
        <table:table-row>
          <table:table-cell table:style-name="Table1.A2" office:value-type="string">
            <text:p text:style-name="Table_20_Heading">Field</text:p>
          </table:table-cell>
          <table:table-cell table:style-name="Table1.A2" table:number-columns-spanned="2" office:value-type="string">
            <text:p text:style-name="P3">Reserved</text:p>
          </table:table-cell>
          <table:covered-table-cell/>
          <table:table-cell table:style-name="Table1.A2" office:value-type="string">
            <text:p text:style-name="P3">Special</text:p>
          </table:table-cell>
          <table:table-cell table:style-name="Table1.A2" office:value-type="string">
            <text:p text:style-name="P3">Stream or <text:span text:style-name="T40">D</text:span>atagram</text:p>
          </table:table-cell>
          <table:table-cell table:style-name="Table1.A2" table:number-columns-spanned="2" office:value-type="string">
            <text:p text:style-name="P3">Priority</text:p>
          </table:table-cell>
          <table:covered-table-cell/>
          <table:table-cell table:style-name="Table1.A2" table:number-columns-spanned="5" office:value-type="string">
            <text:p text:style-name="P3">Type within Priority</text:p>
          </table:table-cell>
          <table:covered-table-cell/>
          <table:covered-table-cell/>
          <table:covered-table-cell/>
          <table:covered-table-cell/>
          <table:table-cell table:style-name="Table1.A2" office:value-type="string">
            <text:p text:style-name="P3">Simple</text:p>
            <text:p text:style-name="P3">Protocol</text:p>
          </table:table-cell>
          <table:table-cell table:style-name="Table1.A2" office:value-type="string">
            <text:p text:style-name="P3">Address Present</text:p>
          </table:table-cell>
          <table:table-cell table:style-name="Table1.A2" office:value-type="string">
            <text:p text:style-name="P3">Event Present</text:p>
          </table:table-cell>
          <table:table-cell table:style-name="Table1.P3" table:number-columns-spanned="2" office:value-type="string">
            <text:p text:style-name="P3">Modifier</text:p>
          </table:table-cell>
          <table:covered-table-cell/>
        </table:table-row>
      </table:table>
      <text:p text:style-name="P73"/>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1">MTI Bit-field Descriptions</text:p>
            </table:table-cell>
            <table:covered-table-cell/>
            <table:covered-table-cell/>
            <table:covered-table-cell/>
            <table:covered-table-cell/>
          </table:table-row>
        </table:table-header-rows>
        <table:table-row>
          <table:table-cell table:style-name="Table2.A2" office:value-type="string">
            <text:p text:style-name="P50">Field Name</text:p>
          </table:table-cell>
          <table:table-cell table:style-name="Table2.A2" office:value-type="string">
            <text:p text:style-name="P51">Bit Position</text:p>
          </table:table-cell>
          <table:table-cell table:style-name="Table2.A2" office:value-type="string">
            <text:p text:style-name="P76">Size</text:p>
            <text:p text:style-name="P76">bits</text:p>
          </table:table-cell>
          <table:table-cell table:style-name="Table2.A2" office:value-type="string">
            <text:p text:style-name="P51">Mask</text:p>
            <text:p text:style-name="P51">hex</text:p>
          </table:table-cell>
          <table:table-cell table:style-name="Table2.E2" office:value-type="string">
            <text:p text:style-name="P50">Description</text:p>
          </table:table-cell>
        </table:table-row>
        <table:table-row>
          <table:table-cell table:style-name="Table2.A11" office:value-type="string">
            <text:p text:style-name="Table_20_Contents">Reserved</text:p>
          </table:table-cell>
          <table:table-cell table:style-name="Table2.B11" office:value-type="string">
            <text:p text:style-name="P3">14 - 15</text:p>
          </table:table-cell>
          <table:table-cell table:style-name="Table2.C3" office:value-type="float" office:value="2">
            <text:p text:style-name="P3">2</text:p>
          </table:table-cell>
          <table:table-cell table:style-name="Table2.D11" office:value-type="string">
            <text:p text:style-name="P3">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3">13</text:p>
          </table:table-cell>
          <table:table-cell table:style-name="Table2.C4" office:value-type="float" office:value="1">
            <text:p text:style-name="P3">1</text:p>
          </table:table-cell>
          <table:table-cell table:style-name="Table2.D11" office:value-type="string">
            <text:p text:style-name="P3">0x2000</text:p>
          </table:table-cell>
          <table:table-cell table:style-name="Table2.E11" office:value-type="string">
            <text:p text:style-name="Table_20_Contents">Operationally special, 1=<text:change-start text:change-id="ct100019840"/><text:span text:style-name="T48">do not</text:span><text:change-end text:change-id="ct100019840"/> forward through Gateways<text:change-start text:change-id="ct55606272"/><text:change-end text:change-id="ct55606272"/></text:p>
          </table:table-cell>
        </table:table-row>
        <table:table-row>
          <table:table-cell table:style-name="Table2.A2" office:value-type="string">
            <text:p text:style-name="Table_20_Contents">Stream or Datagram</text:p>
          </table:table-cell>
          <table:table-cell table:style-name="Table2.B5" office:value-type="float" office:value="12">
            <text:p text:style-name="P3">12</text:p>
          </table:table-cell>
          <table:table-cell table:style-name="Table2.C5" office:value-type="float" office:value="1">
            <text:p text:style-name="P3">1</text:p>
          </table:table-cell>
          <table:table-cell table:style-name="Table2.D11" office:value-type="string">
            <text:p text:style-name="P3">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3">10 - 11</text:p>
          </table:table-cell>
          <table:table-cell table:style-name="Table2.C6" office:value-type="string">
            <text:p text:style-name="P3">2</text:p>
          </table:table-cell>
          <table:table-cell table:style-name="Table2.D11" office:value-type="string">
            <text:p text:style-name="P3">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3">5 - 9</text:p>
          </table:table-cell>
          <table:table-cell table:style-name="Table2.C7" office:value-type="float" office:value="5">
            <text:p text:style-name="P3">5</text:p>
          </table:table-cell>
          <table:table-cell table:style-name="Table2.D11" office:value-type="string">
            <text:p text:style-name="P3">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3">4</text:p>
          </table:table-cell>
          <table:table-cell table:style-name="Table2.C8" office:value-type="float" office:value="1">
            <text:p text:style-name="P3">1</text:p>
          </table:table-cell>
          <table:table-cell table:style-name="Table2.D11" office:value-type="string">
            <text:p text:style-name="P3">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3">3</text:p>
          </table:table-cell>
          <table:table-cell table:style-name="Table2.C9" office:value-type="float" office:value="1">
            <text:p text:style-name="P3">1</text:p>
          </table:table-cell>
          <table:table-cell table:style-name="Table2.D11" office:value-type="string">
            <text:p text:style-name="P3">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3">2</text:p>
          </table:table-cell>
          <table:table-cell table:style-name="Table2.C10" office:value-type="float" office:value="1">
            <text:p text:style-name="P3">1</text:p>
          </table:table-cell>
          <table:table-cell table:style-name="Table2.D11" office:value-type="string">
            <text:p text:style-name="P3">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3">0 - 1</text:p>
          </table:table-cell>
          <table:table-cell table:style-name="Table2.C11" office:value-type="float" office:value="2">
            <text:p text:style-name="P3">2</text:p>
          </table:table-cell>
          <table:table-cell table:style-name="Table2.D11" office:value-type="string">
            <text:p text:style-name="P3">0x0003</text:p>
          </table:table-cell>
          <table:table-cell table:style-name="Table2.E11" office:value-type="string">
            <text:p text:style-name="Table_20_Contents">Message-specific extra information</text:p>
          </table:table-cell>
        </table:table-row>
      </table:table>
      <text:p text:style-name="P79">Note that these fields inform the intent of the message, but also the overall format of the rest of the message. <text:s/></text:p>
      <text:p text:style-name="P70"/>
      <text:h text:style-name="Heading_20_3" text:outline-level="3">Message Content </text:h>
      <text:p text:style-name="Standard">The message content consists of:</text:p>
      <text:list xml:id="list1351207495623145548" text:style-name="L24">
        <text:list-item>
          <text:p text:style-name="P89">The MTI</text:p>
        </text:list-item>
        <text:list-item>
          <text:p text:style-name="P89">The source Node ID</text:p>
        </text:list-item>
        <text:list-item>
          <text:p text:style-name="P89">If the MTI flags it as being present, the destination Node ID</text:p>
        </text:list-item>
        <text:list-item>
          <text:p text:style-name="P89">If the MTI flags it as being present, an Event ID</text:p>
        </text:list-item>
        <text:list-item>
          <text:p text:style-name="P89">Any other content as defined for the specific message type<text:change text:change-id="ct75846496"/><text:change text:change-id="ct55592256"/><text:change text:change-id="ct75871808"/>.<office:annotation-end office:name="__Annotation__30254_264429804"/><text:change-start text:change-id="ct55626608"/><office:annotation><dc:creator>Balazs Racz</dc:creator><dc:date>2016-02-04T17:20:52</dc:date><text:list text:style-name=""><text:list-item><text:p text:style-name="P118"><text:span text:style-name="T49">Reply to Jim Kueneman (02/14/2015, 21:19): "..."</text:span></text:p></text:list-item><text:list-item><text:p><text:span text:style-name="T50">Actually later we said 254 bytes, so I corrected this here.</text:span></text:p></text:list-item><text:list-item><text:p><text:span text:style-name="T50"/></text:p></text:list-item><text:list-item><text:p><text:span text:style-name="T50">Update: we discussed this and removed the limit.</text:span></text:p></text:list-item></text:list></office:annotation><text:change-end text:change-id="ct55626608"/> <text:s/><text:span text:style-name="T32"><text:s/></text:span></text:p>
        </text:list-item>
      </text:list>
      <text:p text:style-name="Standard">The exact format and order are defined by <text:span text:style-name="T2">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4837792315228820949" text:style-name="L25">
        <text:list-item>
          <text:p text:style-name="P90">Uninitialized</text:p>
        </text:list-item>
        <text:list-item>
          <text:p text:style-name="P90">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2">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2">just</text:span> for identification and explanatory purposes. The meaning of <text:span text:style-name="T2">the</text:span> messages is defined by the interactions in which they take part. <text:s/><text:span text:style-name="T2">These</text:span> are described in later sections.</text:p>
      <text:p text:style-name="P67"><text:span text:style-name="T23">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4">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4">Dest ID</text:p>
          </table:table-cell>
          <table:table-cell table:style-name="Table3.A1" office:value-type="string">
            <text:p text:style-name="P34">Event ID</text:p>
          </table:table-cell>
          <table:table-cell table:style-name="Table3.A1" office:value-type="string">
            <text:p text:style-name="P34">CommonMTI</text:p>
          </table:table-cell>
          <table:table-cell table:style-name="Table3.G1" office:value-type="string">
            <text:p text:style-name="P34">Data Content</text:p>
          </table:table-cell>
        </table:table-row>
        <table:table-row>
          <table:table-cell table:style-name="Table3.A2" table:number-rows-spanned="2" office:value-type="string">
            <text:p text:style-name="P6">Initialization Complete</text:p>
          </table:table-cell>
          <table:table-cell table:style-name="Table3.A2" office:value-type="string">
            <text:p text:style-name="P35">Full Protocol Required</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0x0100</text:p>
          </table:table-cell>
          <table:table-cell table:style-name="Table3.G2" table:number-rows-spanned="2" office:value-type="string">
            <text:p text:style-name="P6">Source Node ID</text:p>
          </table:table-cell>
        </table:table-row>
        <table:table-row>
          <table:covered-table-cell/>
          <table:table-cell table:style-name="Table3.A2" office:value-type="string">
            <text:p text:style-name="P13">Simple-set Sufficient</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24">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4">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4">Dest ID</text:p>
          </table:table-cell>
          <table:table-cell table:style-name="Table4.A1" office:value-type="string">
            <text:p text:style-name="P34">Event ID</text:p>
          </table:table-cell>
          <table:table-cell table:style-name="Table4.A1" office:value-type="string">
            <text:p text:style-name="P34">CommonMTI</text:p>
          </table:table-cell>
          <table:table-cell table:style-name="Table4.G1" office:value-type="string">
            <text:p text:style-name="P34">Data Content</text:p>
          </table:table-cell>
        </table:table-row>
        <table:table-row>
          <table:table-cell table:style-name="Table4.A2" table:number-rows-spanned="2" office:value-type="string">
            <text:p text:style-name="P6">Verify Node ID</text:p>
          </table:table-cell>
          <table:table-cell table:style-name="Table4.A2" office:value-type="string">
            <text:p text:style-name="P35">Addressed</text:p>
          </table:table-cell>
          <table:table-cell table:style-name="Table4.A2" office:value-type="string">
            <text:p text:style-name="P6">-<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2">0x04<text:change-start text:change-id="ct55685312"/><text:span text:style-name="T1">8</text:span><text:change-end text:change-id="ct55685312"/><text:change text:change-id="ct55685504"/>8</text:p>
          </table:table-cell>
          <table:table-cell table:style-name="Table4.G2" table:number-rows-spanned="2" office:value-type="string">
            <text:p text:style-name="P2"><text:span text:style-name="T36">Optional</text:span> Full Node ID </text:p>
          </table:table-cell>
        </table:table-row>
        <table:table-row table:style-name="Table4.3">
          <table:covered-table-cell/>
          <table:table-cell table:style-name="Table4.A2" office:value-type="string">
            <text:p text:style-name="P35">Global</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6">N</text:p>
          </table:table-cell>
          <table:table-cell table:style-name="Table4.A2" office:value-type="string">
            <text:p text:style-name="P24">0x0490</text:p>
          </table:table-cell>
          <table:covered-table-cell/>
        </table:table-row>
      </table:table>
      <text:p text:style-name="Standard"/>
      <text:h text:style-name="Heading_20_3" text:outline-level="3">Verified Node ID</text:h>
      <text:p text:style-name="P5">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4">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4">Dest ID</text:p>
          </table:table-cell>
          <table:table-cell table:style-name="Table5.A1" office:value-type="string">
            <text:p text:style-name="P34">Event ID</text:p>
          </table:table-cell>
          <table:table-cell table:style-name="Table5.A1" office:value-type="string">
            <text:p text:style-name="P34">CommonMTI</text:p>
          </table:table-cell>
          <table:table-cell table:style-name="Table5.G1" office:value-type="string">
            <text:p text:style-name="P34">Data Content</text:p>
          </table:table-cell>
        </table:table-row>
        <table:table-row>
          <table:table-cell table:style-name="Table5.A2" table:number-rows-spanned="2" office:value-type="string">
            <text:p text:style-name="P6">Verified Node ID Number</text:p>
          </table:table-cell>
          <table:table-cell table:style-name="Table5.A2" office:value-type="string">
            <text:p text:style-name="P35">Full Protocol Required</text:p>
          </table:table-cell>
          <table:table-cell table:style-name="Table5.C2" office:value-type="string">
            <text:p text:style-name="P6">Y</text:p>
          </table:table-cell>
          <table:table-cell table:style-name="Table5.D2" office:value-type="string">
            <text:p text:style-name="P6">N</text:p>
          </table:table-cell>
          <table:table-cell table:style-name="Table5.E2" office:value-type="string">
            <text:p text:style-name="P6">N</text:p>
          </table:table-cell>
          <table:table-cell table:style-name="Table5.A2" office:value-type="string">
            <text:p text:style-name="P6">0x0170</text:p>
          </table:table-cell>
          <table:table-cell table:style-name="Table5.G2" table:number-rows-spanned="2" office:value-type="string">
            <text:p text:style-name="P6"><text:s/>Source Node ID</text:p>
          </table:table-cell>
        </table:table-row>
        <table:table-row>
          <table:covered-table-cell/>
          <table:table-cell table:style-name="Table5.A2" office:value-type="string">
            <text:p text:style-name="P35">Simple Subset Sufficient</text:p>
          </table:table-cell>
          <table:table-cell table:style-name="Table5.A2" office:value-type="string">
            <text:p text:style-name="P6">Y</text:p>
          </table:table-cell>
          <table:table-cell table:style-name="Table5.A2" office:value-type="string">
            <text:p text:style-name="P6">N</text:p>
          </table:table-cell>
          <table:table-cell table:style-name="Table5.A2" office:value-type="string">
            <text:p text:style-name="P6">N</text:p>
          </table:table-cell>
          <table:table-cell table:style-name="Table5.A2" office:value-type="string">
            <text:p text:style-name="P24">0x0171</text:p>
          </table:table-cell>
          <table:covered-table-cell/>
        </table:table-row>
      </table:table>
      <text:p text:style-name="P68"><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1">Name</text:p>
          </table:table-cell>
          <table:table-cell table:style-name="Table6.A1" office:value-type="string">
            <text:p text:style-name="Table_20_Heading">Simple Protocol </text:p>
          </table:table-cell>
          <table:table-cell table:style-name="Table6.A1" office:value-type="string">
            <text:p text:style-name="P51">Dest ID</text:p>
          </table:table-cell>
          <table:table-cell table:style-name="Table6.A1" office:value-type="string">
            <text:p text:style-name="P51">Event ID</text:p>
          </table:table-cell>
          <table:table-cell table:style-name="Table6.A1" office:value-type="string">
            <text:p text:style-name="P51">CommonMTI</text:p>
          </table:table-cell>
          <table:table-cell table:style-name="Table6.F1" office:value-type="string">
            <text:p text:style-name="P51">Data Content</text:p>
          </table:table-cell>
        </table:table-row>
        <table:table-row table:style-name="Table6.1">
          <table:table-cell table:style-name="Table6.A2" office:value-type="string">
            <text:p text:style-name="P3">Optional Interaction Rejected</text:p>
          </table:table-cell>
          <table:table-cell table:style-name="Table6.A2" office:value-type="string">
            <text:p text:style-name="P3">N</text:p>
          </table:table-cell>
          <table:table-cell table:style-name="Table6.A2" office:value-type="string">
            <text:p text:style-name="P3">Y</text:p>
          </table:table-cell>
          <table:table-cell table:style-name="Table6.A2" office:value-type="string">
            <text:p text:style-name="P3">N</text:p>
          </table:table-cell>
          <table:table-cell table:style-name="Table6.A2" office:value-type="string">
            <text:p text:style-name="P3">0x0068</text:p>
          </table:table-cell>
          <table:table-cell table:style-name="Table6.F2" office:value-type="string">
            <text:p text:style-name="P3">Error code<text:change text:change-id="ct55715600"/>, MTI, optional info</text:p>
          </table:table-cell>
        </table:table-row>
      </table:table>
      <text:p text:style-name="P69">The data contents are, in order:</text:p>
      <text:list xml:id="list2826575005954938513" text:style-name="L26">
        <text:list-item>
          <text:p text:style-name="P91">Two bytes of error code. <text:s/></text:p>
        </text:list-item>
        <text:list-item>
          <text:p text:style-name="P92"><text:span text:style-name="T2">Two bytes of MTI. <text:s/>If the frame transport only delivered part of the MTI</text:span><text:span text:style-name="T2"><text:note text:id="ftn3" text:note-class="footnote"><text:note-citation>3</text:note-citation><text:note-body><text:p text:style-name="Footnote">For example, in this case, CAN delivers 12+1 bits of the MTI via each frame (the special bit is known to be zero).</text:p></text:note-body></text:note></text:span><text:span text:style-name="T2">, that content is returned with the rest of the MTI bits set to zero. <text:s/></text:span></text:p>
        </text:list-item>
        <text:list-item>
          <text:p text:style-name="P97">Any extra bytes that the node wishes to include. There can be zero or more of these<text:change-start text:change-id="ct55173360"/>, <text:span text:style-name="T44">to a</text:span><text:span text:style-name="T44"><office:annotation><dc:creator>David Harris</dc:creator><dc:date>2016-01-29T14:19:38</dc:date><text:list text:style-name=""><text:list-item><text:p text:style-name="P118"><text:span text:style-name="T52">Maximum is to allow buffer space to be allocated. <text:s/></text:span></text:p></text:list-item></text:list></office:annotation></text:span><text:span text:style-name="T44"> maximum of 64 bytes</text:span><text:change-end text:change-id="ct55173360"/>. These shall be described in the node documentation. <text:s/></text:p>
        </text:list-item>
      </text:list>
      <text:p text:style-name="P77">Nodes shall process this message even if not all of the contents are provided. <text:s/></text:p>
      <text:p text:style-name="P4"><text:span text:style-name="T2">For Error Codes see section </text:span><text:change text:change-id="ct55741856"/><text:a xlink:type="simple" xlink:href="#3.5.5.Error codes|outline" text:style-name="Internet_20_link" text:visited-style-name="Visited_20_Internet_20_Link">3.5.6 Error Codes</text:a><text:span text:style-name="T2">, and section </text:span><text:change text:change-id="ct55740512"/><text:a xlink:type="simple" xlink:href="#3.5.Error Handling|outline" text:style-name="Internet_20_link" text:visited-style-name="Visited_20_Internet_20_Link">3.5 Error Handling</text:a><text:span text:style-name="T2">.</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1">Name</text:p>
          </table:table-cell>
          <table:table-cell table:style-name="Table7.A1" office:value-type="string">
            <text:p text:style-name="P51">Simple <text:s/>Protocol</text:p>
          </table:table-cell>
          <table:table-cell table:style-name="Table7.A1" office:value-type="string">
            <text:p text:style-name="P51">Dest ID</text:p>
          </table:table-cell>
          <table:table-cell table:style-name="Table7.A1" office:value-type="string">
            <text:p text:style-name="P51">Event ID</text:p>
          </table:table-cell>
          <table:table-cell table:style-name="Table7.A1" office:value-type="string">
            <text:p text:style-name="P51">Common</text:p>
            <text:p text:style-name="P51">MTI</text:p>
          </table:table-cell>
          <table:table-cell table:style-name="Table7.F1" office:value-type="string">
            <text:p text:style-name="P51">Data Content</text:p>
          </table:table-cell>
        </table:table-row>
        <table:table-row>
          <table:table-cell table:style-name="Table7.A2" office:value-type="string">
            <text:p text:style-name="P3">Terminate Due to Error</text:p>
          </table:table-cell>
          <table:table-cell table:style-name="Table7.A2" office:value-type="string">
            <text:p text:style-name="P3">N</text:p>
          </table:table-cell>
          <table:table-cell table:style-name="Table7.A2" office:value-type="string">
            <text:p text:style-name="P3">Y</text:p>
          </table:table-cell>
          <table:table-cell table:style-name="Table7.A2" office:value-type="string">
            <text:p text:style-name="P3">N</text:p>
          </table:table-cell>
          <table:table-cell table:style-name="Table7.A2" office:value-type="string">
            <text:p text:style-name="P3">0x00A8</text:p>
          </table:table-cell>
          <table:table-cell table:style-name="Table7.F2" office:value-type="string">
            <text:p text:style-name="P3">Error code, MTI, optional info</text:p>
          </table:table-cell>
        </table:table-row>
      </table:table>
      <text:p text:style-name="P57">The contents are, in order:</text:p>
      <text:list xml:id="list100925182160890" text:continue-list="list2826575005954938513" text:style-name="L26">
        <text:list-item>
          <text:p text:style-name="P91">Two bytes of error code.</text:p>
        </text:list-item>
        <text:list-item>
          <text:p text:style-name="P92"><text:span text:style-name="T2">Two bytes of MTI. <text:s/>If the frame transport only delivered part of the MTI</text:span><text:span text:style-name="T2"><text:note text:id="ftn4" text:note-class="footnote"><text:note-citation>4</text:note-citation><text:note-body><text:p text:style-name="Footnote">For example, in this case, CAN delivers 12+2 bits of the MTI via each frame (the special bit is known to be zero and <text:span text:style-name="T22">the</text:span> stream/datagram bit can be inferred).</text:p></text:note-body></text:note></text:span><text:span text:style-name="T2">, that content is returned with the rest of the MTI bits set to zero.</text:span></text:p>
        </text:list-item>
        <text:list-item>
          <text:p text:style-name="P91">Any extra bytes that the node wishes to include. There can be zero or more of these<text:change-start text:change-id="ct55177984"/>, <text:span text:style-name="T44">to a maximum of </text:span><text:change-end text:change-id="ct55177984"/><text:change-start text:change-id="ct55177168"/><text:span text:style-name="T44">64 bytes</text:span><text:change-end text:change-id="ct55177168"/>. These shall be described in the node documentation.</text:p>
        </text:list-item>
      </text:list>
      <text:p text:style-name="P57">Nodes shall process this message even if not all of the contents are provided.</text:p>
      <text:p text:style-name="P5"><text:span text:style-name="T2">For error codes see section </text:span><text:change text:change-id="ct55176576"/><text:a xlink:type="simple" xlink:href="#3.5.5.Error codes|outline" text:style-name="Internet_20_link" text:visited-style-name="Visited_20_Internet_20_Link"><text:span text:style-name="T3">3.5.5 </text:span></text:a><text:a xlink:type="simple" xlink:href="#3.5.5.Error codes|outline" text:style-name="Internet_20_link" text:visited-style-name="Visited_20_Internet_20_Link"><text:span text:style-name="T3">Error Codes</text:span></text:a><text:span text:style-name="T21"> </text:span><text:span text:style-name="T4">and section </text:span><text:change text:change-id="ct55181568"/><text:a xlink:type="simple" xlink:href="#3.4.3.Error Handling|outline" text:style-name="Internet_20_link" text:visited-style-name="Visited_20_Internet_20_Link">3.4.3.Error Handling</text:a><text:span text:style-name="T4">.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1">Name</text:p>
          </table:table-cell>
          <table:table-cell table:style-name="Table9.A1" office:value-type="string">
            <text:p text:style-name="Table_20_Heading">Simple Protocol </text:p>
          </table:table-cell>
          <table:table-cell table:style-name="Table9.A1" office:value-type="string">
            <text:p text:style-name="P51">Dest ID</text:p>
          </table:table-cell>
          <table:table-cell table:style-name="Table9.A1" office:value-type="string">
            <text:p text:style-name="P51">Event ID</text:p>
          </table:table-cell>
          <table:table-cell table:style-name="Table9.A1" office:value-type="string">
            <text:p text:style-name="P51">Common</text:p>
            <text:p text:style-name="P51">MTI</text:p>
          </table:table-cell>
          <table:table-cell table:style-name="Table9.F1" office:value-type="string">
            <text:p text:style-name="P51">Data Content</text:p>
          </table:table-cell>
        </table:table-row>
        <table:table-row>
          <table:table-cell table:style-name="Table9.A2" office:value-type="string">
            <text:p text:style-name="P3">Protocol Support Inquiry</text:p>
          </table:table-cell>
          <table:table-cell table:style-name="Table9.B2" office:value-type="string">
            <text:p text:style-name="P3">-</text:p>
          </table:table-cell>
          <table:table-cell table:style-name="Table9.C2" office:value-type="string">
            <text:p text:style-name="P3">Y</text:p>
          </table:table-cell>
          <table:table-cell table:style-name="Table9.D2" office:value-type="string">
            <text:p text:style-name="P3">N</text:p>
          </table:table-cell>
          <table:table-cell table:style-name="Table9.E2" office:value-type="string">
            <text:p text:style-name="P3">0x0828</text:p>
          </table:table-cell>
          <table:table-cell table:style-name="Table9.F2" office:value-type="string">
            <text:p text:style-name="P3">(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4">Name</text:p>
          </table:table-cell>
          <table:table-cell table:style-name="Table12.A1" office:value-type="string">
            <text:p text:style-name="Table_20_Heading">Simple Protocol </text:p>
          </table:table-cell>
          <table:table-cell table:style-name="Table12.A1" office:value-type="string">
            <text:p text:style-name="P34">Dest ID</text:p>
          </table:table-cell>
          <table:table-cell table:style-name="Table12.A1" office:value-type="string">
            <text:p text:style-name="P34">Event ID</text:p>
          </table:table-cell>
          <table:table-cell table:style-name="Table12.A1" office:value-type="string">
            <text:p text:style-name="P34">CommonMTI</text:p>
          </table:table-cell>
          <table:table-cell table:style-name="Table12.F1" office:value-type="string">
            <text:p text:style-name="P34">Data Content</text:p>
          </table:table-cell>
        </table:table-row>
        <table:table-row>
          <table:table-cell table:style-name="Table12.A2" office:value-type="string">
            <text:p text:style-name="P6">Protocol Support Reply</text:p>
          </table:table-cell>
          <table:table-cell table:style-name="Table12.A2" office:value-type="string">
            <text:p text:style-name="P6"><text:change text:change-id="ct55775856"/><text:change-start text:change-id="ct55182464"/>-<text:change-end text:change-id="ct55182464"/></text:p>
          </table:table-cell>
          <table:table-cell table:style-name="Table12.A2" office:value-type="string">
            <text:p text:style-name="P6">Y</text:p>
          </table:table-cell>
          <table:table-cell table:style-name="Table12.A2" office:value-type="string">
            <text:p text:style-name="P6">N</text:p>
          </table:table-cell>
          <table:table-cell table:style-name="Table12.A2" office:value-type="string">
            <text:p text:style-name="P24">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0">Protocol</text:p>
            </table:table-cell>
            <table:table-cell table:style-name="Table13.B1" office:value-type="string">
              <text:p text:style-name="P39"><text:s text:c="3"/>Protocol Flags</text:p>
            </table:table-cell>
          </table:table-row>
        </table:table-header-rows>
        <table:table-row table:style-name="Table13.1">
          <table:table-cell table:style-name="Table13.A2" office:value-type="string">
            <text:p text:style-name="P35">Simple Protocol subset</text:p>
          </table:table-cell>
          <table:table-cell table:style-name="Table13.B21" office:value-type="string">
            <text:p text:style-name="P24">0x80 00 00</text:p>
          </table:table-cell>
        </table:table-row>
        <table:table-row table:style-name="Table13.1">
          <table:table-cell table:style-name="Table13.A21" office:value-type="string">
            <text:p text:style-name="P35">Datagram Protocol</text:p>
          </table:table-cell>
          <table:table-cell table:style-name="Table13.B21" office:value-type="string">
            <text:p text:style-name="P24">0x40 00 00</text:p>
          </table:table-cell>
        </table:table-row>
        <table:table-row table:style-name="Table13.1">
          <table:table-cell table:style-name="Table13.A21" office:value-type="string">
            <text:p text:style-name="P35">Stream Protocol</text:p>
          </table:table-cell>
          <table:table-cell table:style-name="Table13.B21" office:value-type="string">
            <text:p text:style-name="P24">0x20 00 00</text:p>
          </table:table-cell>
        </table:table-row>
        <table:table-row table:style-name="Table13.1">
          <table:table-cell table:style-name="Table13.A21" office:value-type="string">
            <text:p text:style-name="P35">Memory Configuration Protocol</text:p>
          </table:table-cell>
          <table:table-cell table:style-name="Table13.B21" office:value-type="string">
            <text:p text:style-name="P24">0x10 00 00</text:p>
          </table:table-cell>
        </table:table-row>
        <table:table-row table:style-name="Table13.1">
          <table:table-cell table:style-name="Table13.A21" office:value-type="string">
            <text:p text:style-name="P35">Reservation Protocol</text:p>
          </table:table-cell>
          <table:table-cell table:style-name="Table13.B21" office:value-type="string">
            <text:p text:style-name="P24">0x08 00 00</text:p>
          </table:table-cell>
        </table:table-row>
        <table:table-row table:style-name="Table13.1">
          <table:table-cell table:style-name="Table13.A21" office:value-type="string">
            <text:p text:style-name="P35">Event Exchange (Producer/Consumer) Protocol</text:p>
          </table:table-cell>
          <table:table-cell table:style-name="Table13.B21" office:value-type="string">
            <text:p text:style-name="P24">0x04 00 00</text:p>
          </table:table-cell>
        </table:table-row>
        <table:table-row table:style-name="Table13.1">
          <table:table-cell table:style-name="Table13.A21" office:value-type="string">
            <text:p text:style-name="P35">Identification Protocol</text:p>
          </table:table-cell>
          <table:table-cell table:style-name="Table13.B21" office:value-type="string">
            <text:p text:style-name="P24">0x02 00 00</text:p>
          </table:table-cell>
        </table:table-row>
        <table:table-row table:style-name="Table13.1">
          <table:table-cell table:style-name="Table13.A21" office:value-type="string">
            <text:p text:style-name="P35">Teaching/Learning Configuration Protocol</text:p>
          </table:table-cell>
          <table:table-cell table:style-name="Table13.B21" office:value-type="string">
            <text:p text:style-name="P24">0x01 00 00</text:p>
          </table:table-cell>
        </table:table-row>
        <table:table-row table:style-name="Table13.1">
          <table:table-cell table:style-name="Table13.A21" office:value-type="string">
            <text:p text:style-name="P35">Remote Button Protocol</text:p>
          </table:table-cell>
          <table:table-cell table:style-name="Table13.B21" office:value-type="string">
            <text:p text:style-name="P24">0x00 80 00</text:p>
          </table:table-cell>
        </table:table-row>
        <table:table-row table:style-name="Table13.1">
          <table:table-cell table:style-name="Table13.A21" office:value-type="string">
            <text:p text:style-name="P35">Abbreviated Default CDI Protocol</text:p>
          </table:table-cell>
          <table:table-cell table:style-name="Table13.B21" office:value-type="string">
            <text:p text:style-name="P24">0x00 40 00</text:p>
          </table:table-cell>
        </table:table-row>
        <table:table-row table:style-name="Table13.1">
          <table:table-cell table:style-name="Table13.A21" office:value-type="string">
            <text:p text:style-name="P35">Display Protocol</text:p>
          </table:table-cell>
          <table:table-cell table:style-name="Table13.B21" office:value-type="string">
            <text:p text:style-name="P24">0x00 20 00</text:p>
          </table:table-cell>
        </table:table-row>
        <table:table-row table:style-name="Table13.1">
          <table:table-cell table:style-name="Table13.A21" office:value-type="string">
            <text:p text:style-name="P35">Simple Node Information Protocol</text:p>
          </table:table-cell>
          <table:table-cell table:style-name="Table13.B21" office:value-type="string">
            <text:p text:style-name="P24">0x00 10 00</text:p>
          </table:table-cell>
        </table:table-row>
        <table:table-row table:style-name="Table13.1">
          <table:table-cell table:style-name="Table13.A21" office:value-type="string">
            <text:p text:style-name="P35">Configuration Description Information (CDI)</text:p>
          </table:table-cell>
          <table:table-cell table:style-name="Table13.B21" office:value-type="string">
            <text:p text:style-name="P24">0x00 08 00</text:p>
          </table:table-cell>
        </table:table-row>
        <table:table-row table:style-name="Table13.1">
          <table:table-cell table:style-name="Table13.A21" office:value-type="string">
            <text:p text:style-name="P35">Traction Control Protocol (Train Protocol)</text:p>
          </table:table-cell>
          <table:table-cell table:style-name="Table13.B21" office:value-type="string">
            <text:p text:style-name="P24">0x00 04 00</text:p>
          </table:table-cell>
        </table:table-row>
        <table:table-row table:style-name="Table13.1">
          <table:table-cell table:style-name="Table13.A21" office:value-type="string">
            <text:p text:style-name="P35">Function Description Information (FDI)</text:p>
          </table:table-cell>
          <table:table-cell table:style-name="Table13.B21" office:value-type="string">
            <text:p text:style-name="P24">0x00 02 00</text:p>
          </table:table-cell>
        </table:table-row>
        <table:table-row table:style-name="Table13.1">
          <table:table-cell table:style-name="Table13.A21" office:value-type="string">
            <text:p text:style-name="P35">DCC Command Station Protocol</text:p>
          </table:table-cell>
          <table:table-cell table:style-name="Table13.B21" office:value-type="string">
            <text:p text:style-name="P24">0x00 01 00</text:p>
          </table:table-cell>
        </table:table-row>
        <table:table-row table:style-name="Table13.1">
          <table:table-cell table:style-name="Table13.A21" office:value-type="string">
            <text:p text:style-name="P35">Simple Train Node Information Protocol</text:p>
          </table:table-cell>
          <table:table-cell table:style-name="Table13.B21" office:value-type="string">
            <text:p text:style-name="P6">0x00 00 80</text:p>
          </table:table-cell>
        </table:table-row>
        <table:table-row table:style-name="Table13.1">
          <table:table-cell table:style-name="Table13.A21" office:value-type="string">
            <text:p text:style-name="P35">Function Configuration</text:p>
          </table:table-cell>
          <table:table-cell table:style-name="Table13.B21" office:value-type="string">
            <text:p text:style-name="P6">0x00 00 40</text:p>
          </table:table-cell>
        </table:table-row>
        <table:table-row table:style-name="Table13.1">
          <table:table-cell table:style-name="Table13.A21" office:value-type="string">
            <text:p text:style-name="P36"><text:change-start text:change-id="ct54855664"/>Firmware Upgrade Protocol<text:change-end text:change-id="ct54855664"/></text:p>
          </table:table-cell>
          <table:table-cell table:style-name="Table13.B21" office:value-type="string">
            <text:p text:style-name="P37"><text:change-start text:change-id="ct54856080"/>0x00 00 20<text:change-end text:change-id="ct54856080"/></text:p>
          </table:table-cell>
        </table:table-row>
        <table:table-row table:style-name="Table13.1">
          <table:table-cell table:style-name="Table13.A21" office:value-type="string">
            <text:p text:style-name="P36"><text:change-start text:change-id="ct54856272"/>Firmware Upgrade Active<text:change-end text:change-id="ct54856272"/></text:p>
          </table:table-cell>
          <table:table-cell table:style-name="Table13.B21" office:value-type="string">
            <text:p text:style-name="P37"><text:change-start text:change-id="ct54856832"/>0x<text:change-end text:change-id="ct54856832"/><text:change-start text:change-id="ct54857024"/>00 00 10<text:change-end text:change-id="ct54857024"/></text:p>
          </table:table-cell>
        </table:table-row>
        <table:table-row table:style-name="Table13.1">
          <table:table-cell table:style-name="Table13.A22" office:value-type="string">
            <text:p text:style-name="P35">Reserved for future protocol bits. Shall be sent as 0 and ignored upon receipt.</text:p>
            <text:p text:style-name="P35">Trailing 0-bytes do not need to be sent. <text:s text:c="2"/></text:p>
          </table:table-cell>
          <table:table-cell table:style-name="Table13.B22" office:value-type="string">
            <text:p text:style-name="P6">All others</text:p>
          </table:table-cell>
        </table:table-row>
      </table:table>
      <text:p text:style-name="P62"><text:s/></text:p>
      <text:h text:style-name="Heading_20_2" text:outline-level="2">Interactions</text:h>
      <text:p text:style-name="Standard"><text:span text:style-name="T36">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33">Nodes shall not emit any other OpenLCB message before the Initialization Complete message.</text:span><text:span text:style-name="T32"> </text:span></text:p>
      <text:h text:style-name="Heading_20_3" text:outline-level="3"><text:soft-page-break/>Node ID Detection</text:h>
      <text:p text:style-name="Standard">Upon receipt of a<text:change text:change-id="ct55783248"/> directed (addressed) Verify Node ID message addressed to it, a node shall reply with an unaddressed Verified Node ID message. <text:s text:c="3"/></text:p>
      <text:p text:style-name="P59">Upon receipt of a global (unaddressed) Verify Node ID message that <text:span text:style-name="T36">does not contain</text:span> an (optional) Node ID, a node shall reply with an unaddressed Verified Node ID message. </text:p>
      <text:p text:style-name="P59">Upon receipt of a global (unaddressed) Verify Node ID message that <text:span text:style-name="T36">contains</text:span> an (optional) Node ID, a node will reply with an unaddressed Verified Node ID message, <text:span text:style-name="T36">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103" text:outline-level="3">Protocol Support Inquiry and Response</text:h>
      <text:p text:style-name="P78">On receipt of a Protocol Support Inquiry message, a node will reply with a Protocol Support <text:s/>Response with bit values corresponding to <text:span text:style-name="T2">the</text:span> protocols that the node implements. <text:s/></text:p>
      <text:p text:style-name="P78"/>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2">the</text:span> mandatory set, and it does not want to take part in that interaction, it <text:span text:style-name="T34">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55777184"/><text:change-start text:change-id="ct54857216"/> <text:change-end text:change-id="ct54857216"/>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55182256"/> <text:change-end text:change-id="ct55182256"/>take part in that optional interaction, it <text:span text:style-name="T40">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40">shall send</text:span> a Terminate Due to Error message to the other Node. It <text:span text:style-name="T41">shall</text:span> reset its state so as to no longer be taking part in the addressed interaction. <text:s/>The message content <text:span text:style-name="T41">shall </text:span>contain the most recent MTI received in this interaction, a mandatory reason code and an optional data value. <text:change text:change-id="ct54863296"/><office:annotation-end office:name="__Annotation__30331_264429804"/></text:p>
      <text:p text:style-name="Standard">In addition, upon receipt of the Terminate Due to Error message, the other Node also <text:span text:style-name="T41">shall </text:span>reset its state so as to no longer be taking part in the addressed interaction.</text:p>
      <text:h text:style-name="P103"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74"/>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7">Error Code Format</text:p>
          </table:table-cell>
          <table:covered-table-cell/>
        </table:table-row>
        <table:table-row>
          <table:table-cell table:style-name="Table23.A2" office:value-type="string">
            <text:p text:style-name="P47">Bits</text:p>
          </table:table-cell>
          <table:table-cell table:style-name="Table23.B2" office:value-type="string">
            <text:p text:style-name="P44">Description</text:p>
          </table:table-cell>
        </table:table-row>
        <table:table-row>
          <table:table-cell table:style-name="Table23.A2" office:value-type="string">
            <text:p text:style-name="P10">12-15</text:p>
          </table:table-cell>
          <table:table-cell table:style-name="Table23.B2" office:value-type="string">
            <text:p text:style-name="P42">Error type flags. <text:s/>Zero or one bit shall be selected. <text:s/></text:p>
          </table:table-cell>
        </table:table-row>
        <table:table-row>
          <table:table-cell table:style-name="Table23.A2" office:value-type="string">
            <text:p text:style-name="P10">8-11</text:p>
          </table:table-cell>
          <table:table-cell table:style-name="Table23.B2" office:value-type="string">
            <text:p text:style-name="P42">Reserved. <text:s/>Send as zero, ignored on receipt. </text:p>
          </table:table-cell>
        </table:table-row>
        <table:table-row>
          <table:table-cell table:style-name="Table23.A2" office:value-type="string">
            <text:p text:style-name="P10">4-7</text:p>
          </table:table-cell>
          <table:table-cell table:style-name="Table23.B2" office:value-type="string">
            <text:p text:style-name="P42">General Error Enumeration 0-15. <text:s/>Default as zero, and ignored on receipt. <text:s/></text:p>
          </table:table-cell>
        </table:table-row>
        <table:table-row>
          <table:table-cell table:style-name="Table23.A2" office:value-type="string">
            <text:p text:style-name="P10">0-3</text:p>
          </table:table-cell>
          <table:table-cell table:style-name="Table23.B2" office:value-type="string">
            <text:p text:style-name="P61">Reserved for use of specific protocols for error reporting. <text:s/>Interpretation of these bits will be defined in <text:span text:style-name="T2">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7">The following General Error Codes are defined<text:change text:change-id="ct54890976"/><text:change-start text:change-id="ct54863792"/>.<text:change-end text:change-id="ct54863792"/><text:change text:change-id="ct54889424"/><text:change-start text:change-id="ct55884528"/> <text:span text:style-name="T5">All protocols shall use at least Error Codes 0x0000, 0x1000, and 0x2000</text:span><text:change-end text:change-id="ct55884528"/><text:change-start text:change-id="ct54884928"/><text:span text:style-name="T5">, and may use the extended Error Codes. <text:s/></text:span><text:change-end text:change-id="ct54884928"/><text:change text:change-id="ct55885120"/></text:p>
      <table:table table:name="Table24" table:style-name="Table24">
        <table:table-column table:style-name="Table24.A"/>
        <table:table-column table:style-name="Table24.B"/>
        <table:table-row>
          <table:table-cell table:style-name="Table24.A1" table:number-columns-spanned="2" office:value-type="string">
            <text:p text:style-name="P47">General Error Codes</text:p>
          </table:table-cell>
          <table:covered-table-cell/>
        </table:table-row>
        <table:table-row>
          <table:table-cell table:style-name="Table24.A2" office:value-type="string">
            <text:p text:style-name="P47">Value</text:p>
          </table:table-cell>
          <table:table-cell table:style-name="Table24.A1" office:value-type="string">
            <text:p text:style-name="P11">Description</text:p>
          </table:table-cell>
        </table:table-row>
        <table:table-row>
          <table:table-cell table:style-name="Table24.A3" table:number-columns-spanned="2" office:value-type="string">
            <text:p text:style-name="P11">Permanent Error Enumeration. Re-trying the same interaction will result in the same error.</text:p>
          </table:table-cell>
          <table:covered-table-cell/>
        </table:table-row>
        <table:table-row>
          <table:table-cell table:style-name="Table24.A4" office:value-type="string">
            <text:p text:style-name="P8">0x100<text:change-start text:change-id="ct54886416"/><text:span text:style-name="T6">x</text:span><text:change-end text:change-id="ct54886416"/><text:change text:change-id="ct54886608"/></text:p>
          </table:table-cell>
          <table:table-cell table:style-name="Table24.A3" office:value-type="string">
            <text:p text:style-name="P9">Permanent error<text:change text:change-id="ct54877616"/><text:change-start text:change-id="ct54872160"/><office:annotation office:name="__Fieldmark__3612_1139986916"><dc:creator>Balazs Racz</dc:creator><dc:date>2016-02-03T22:14:25</dc:date><text:list text:continue-numbering="true" text:style-name=""><text:list-item><text:p>If we modify these to have 'x' at the end, we should remove “not further specified”.</text:p></text:list-item></text:list></office:annotation><office:annotation-end office:name="__Fieldmark__3612_1139986916"/><text:change-end text:change-id="ct54872160"/>. <text:s/></text:p>
          </table:table-cell>
        </table:table-row>
        <table:table-row>
          <table:table-cell table:style-name="Table24.A4" office:value-type="string">
            <text:p text:style-name="P8">0x101<text:change-start text:change-id="ct54887296"/><text:span text:style-name="T6">x</text:span><text:change-end text:change-id="ct54887296"/><text:change text:change-id="ct54889072"/></text:p>
          </table:table-cell>
          <table:table-cell table:style-name="Table24.A3" office:value-type="string">
            <text:p text:style-name="P9">Reserved.</text:p>
          </table:table-cell>
        </table:table-row>
        <table:table-row>
          <table:table-cell table:style-name="Table24.A4" office:value-type="string">
            <text:p text:style-name="P8">0x102<text:change-start text:change-id="ct54870000"/><text:span text:style-name="T6">x</text:span><text:change-end text:change-id="ct54870000"/><text:change text:change-id="ct54870192"/></text:p>
          </table:table-cell>
          <table:table-cell table:style-name="Table24.A3" office:value-type="string">
            <text:p text:style-name="P9">Source not permitted. </text:p>
          </table:table-cell>
        </table:table-row>
        <table:table-row>
          <table:table-cell table:style-name="Table24.A4" office:value-type="string">
            <text:p text:style-name="P8">0x103<text:change-start text:change-id="ct54870992"/><text:span text:style-name="T6">x</text:span><text:change-end text:change-id="ct54870992"/><text:change text:change-id="ct54871424"/></text:p>
          </table:table-cell>
          <table:table-cell table:style-name="Table24.A3" office:value-type="string">
            <text:p text:style-name="P9">Reserved.</text:p>
          </table:table-cell>
        </table:table-row>
        <table:table-row>
          <table:table-cell table:style-name="Table24.A4" office:value-type="string">
            <text:p text:style-name="P8">0x104<text:change-start text:change-id="ct55895712"/><text:span text:style-name="T6">x</text:span><text:change-end text:change-id="ct55895712"/><text:change text:change-id="ct55895904"/></text:p>
          </table:table-cell>
          <table:table-cell table:style-name="Table24.A3" office:value-type="string">
            <text:p text:style-name="P9">Not implemented, not further specified. <text:change-start text:change-id="ct54870384"/><office:annotation><dc:creator>Balazs Racz</dc:creator><dc:date>2016-02-03T22:13:43</dc:date><text:list text:continue-numbering="true" text:style-name=""><text:list-item><text:p text:style-name="P118"><text:span text:style-name="T51">Should there be a 5x-7x Reserved ? Down a few lines we have it.</text:span></text:p></text:list-item></text:list></office:annotation><text:change-end text:change-id="ct54870384"/></text:p>
          </table:table-cell>
        </table:table-row>
        <table:table-row>
          <table:table-cell table:style-name="Table24.A4" office:value-type="string">
            <text:p text:style-name="P32"><text:change-start text:change-id="ct55894976"/>0x105x-0x107<text:change-end text:change-id="ct55894976"/><text:change-start text:change-id="ct55902064"/>x<text:change-end text:change-id="ct55902064"/></text:p>
          </table:table-cell>
          <table:table-cell table:style-name="Table24.A3" office:value-type="string">
            <text:p text:style-name="P33"><text:change-start text:change-id="ct54871840"/>Reserved<text:change-end text:change-id="ct54871840"/></text:p>
          </table:table-cell>
        </table:table-row>
        <table:table-row>
          <table:table-cell table:style-name="Table24.A4" office:value-type="string">
            <text:p text:style-name="P8">0x108<text:change-start text:change-id="ct54609456"/><text:span text:style-name="T6">x</text:span><text:change-end text:change-id="ct54609456"/><text:change text:change-id="ct55895232"/><text:change-start text:change-id="ct55895424"/></text:p>
            <text:p text:style-name="P8"><text:change-end text:change-id="ct55895424"/></text:p>
          </table:table-cell>
          <table:table-cell table:style-name="Table24.A3" office:value-type="string">
            <text:p text:style-name="P9">Invalid arguments. Some of the values sent in the message fall outside of the expected range, or do not match the expectations of the receiving node.</text:p>
          </table:table-cell>
        </table:table-row>
        <table:table-row>
          <table:table-cell table:style-name="Table24.A4" office:value-type="string">
            <text:p text:style-name="P10">0x109<text:change-start text:change-id="ct54873712"/><text:span text:style-name="T6">x</text:span><text:change-end text:change-id="ct54873712"/><text:change text:change-id="ct55487136"/>-0x1<text:change text:change-id="ct54883136"/><text:change-start text:change-id="ct54873088"/><text:span text:style-name="T7">0</text:span><text:change-end text:change-id="ct54873088"/>F<text:change-start text:change-id="ct54884464"/><text:span text:style-name="T6">x</text:span><text:change-end text:change-id="ct54884464"/><text:change text:change-id="ct55908752"/></text:p>
          </table:table-cell>
          <table:table-cell table:style-name="Table24.A3" office:value-type="string">
            <text:p text:style-name="P42">Reserved.</text:p>
          </table:table-cell>
        </table:table-row>
        <table:table-row>
          <table:table-cell table:style-name="Table24.A3" table:number-columns-spanned="2" office:value-type="string">
            <text:p text:style-name="P11">Temporary Error (resen<text:change text:change-id="ct55908944"/><text:change-start text:change-id="ct55909664"/><text:span text:style-name="T5">d </text:span><text:change-end text:change-id="ct55909664"/>OK). <text:s/>Re-trying the same interaction later is likely to succeed.</text:p>
          </table:table-cell>
          <table:covered-table-cell/>
        </table:table-row>
        <table:table-row>
          <table:table-cell table:style-name="Table24.A4" office:value-type="string">
            <text:p text:style-name="P10">0x200<text:change-start text:change-id="ct55487328"/><text:span text:style-name="T6">x</text:span><text:change-end text:change-id="ct55487328"/><text:change text:change-id="ct55908144"/></text:p>
          </table:table-cell>
          <table:table-cell table:style-name="Table24.A3" office:value-type="string">
            <text:p text:style-name="P42">Temporary error, not further not specified. <text:s/></text:p>
          </table:table-cell>
        </table:table-row>
        <table:table-row>
          <table:table-cell table:style-name="Table24.A4" office:value-type="string">
            <text:p text:style-name="P10">0x201<text:change-start text:change-id="ct54883552"/><text:span text:style-name="T6">x</text:span><text:change-end text:change-id="ct54883552"/><text:change text:change-id="ct54873280"/></text:p>
          </table:table-cell>
          <table:table-cell table:style-name="Table24.A3" office:value-type="string">
            <text:p text:style-name="P42">Timeout, the expected message or message-part did not arrive in time. <text:s/></text:p>
          </table:table-cell>
        </table:table-row>
        <table:table-row>
          <table:table-cell table:style-name="Table24.A4" office:value-type="string">
            <text:p text:style-name="P10">0x202<text:change-start text:change-id="ct54884048"/><text:span text:style-name="T6">x</text:span><text:change-end text:change-id="ct54884048"/><text:change text:change-id="ct55908336"/></text:p>
          </table:table-cell>
          <table:table-cell table:style-name="Table24.A3" office:value-type="string">
            <text:p text:style-name="P42">Buffer unavailable or destination node busy. </text:p>
          </table:table-cell>
        </table:table-row>
        <table:table-row>
          <table:table-cell table:style-name="Table24.A4" office:value-type="string">
            <text:p text:style-name="P10">0x203<text:change-start text:change-id="ct55893488"/><text:span text:style-name="T6">x</text:span><text:change-end text:change-id="ct55893488"/><text:change text:change-id="ct55893680"/></text:p>
          </table:table-cell>
          <table:table-cell table:style-name="Table24.A3" office:value-type="string">
            <text:p text:style-name="P42">Reserved.</text:p>
          </table:table-cell>
        </table:table-row>
        <table:table-row>
          <table:table-cell table:style-name="Table24.A4" office:value-type="string">
            <text:p text:style-name="P10">0x204<text:change-start text:change-id="ct54885120"/><text:span text:style-name="T6">x</text:span><text:change-end text:change-id="ct54885120"/><text:change text:change-id="ct55907408"/></text:p>
          </table:table-cell>
          <table:table-cell table:style-name="Table24.A3" office:value-type="string">
            <text:p text:style-name="P42">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10"><office:annotation office:name="__Annotation__15107_972072151"><dc:creator>David Harris</dc:creator><dc:date>2016-02-03T23:07:19</dc:date><text:list text:continue-numbering="true" text:style-name=""><text:list-item><text:p>Look at these with “show changes' OFF. <text:s/></text:p></text:list-item></text:list></office:annotation>0x205<text:change-start text:change-id="ct55887152"/><text:span text:style-name="T6">x</text:span><text:change-end text:change-id="ct55887152"/><text:change text:change-id="ct55907600"/>-0x2<text:change-start text:change-id="ct55885520"/><text:span text:style-name="T8">07</text:span><text:change-end text:change-id="ct55885520"/><text:change text:change-id="ct55899520"/><text:change text:change-id="ct55886848"/><text:change text:change-id="ct55914192"/><text:change-start text:change-id="ct55888880"/><text:span text:style-name="T8">x</text:span><text:change-end text:change-id="ct55888880"/><text:change text:change-id="ct55889072"/><text:change-start text:change-id="ct55890288"/><office:annotation-end office:name="__Annotation__15107_972072151"/><text:change-end text:change-id="ct55890288"/></text:p>
          </table:table-cell>
          <table:table-cell table:style-name="Table24.A3" office:value-type="string">
            <text:p text:style-name="P42">Reserved.</text:p>
          </table:table-cell>
        </table:table-row>
        <table:table-row>
          <table:table-cell table:style-name="Table24.A4" office:value-type="string">
            <text:p text:style-name="P10">0x208<text:change-start text:change-id="ct55914384"/><text:span text:style-name="T6">x</text:span><text:change-end text:change-id="ct55914384"/><text:change text:change-id="ct55911680"/></text:p>
          </table:table-cell>
          <table:table-cell table:style-name="Table24.A3" office:value-type="string">
            <text:p text:style-name="P42">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10">0x209<text:change-start text:change-id="ct55886288"/><text:span text:style-name="T6">x</text:span><text:change-end text:change-id="ct55886288"/><text:change text:change-id="ct55886480"/>-0x2<text:change text:change-id="ct55887344"/><text:change-start text:change-id="ct55887536"/><text:span text:style-name="T7">0</text:span><text:change-end text:change-id="ct55887536"/>F<text:change-start text:change-id="ct55913024"/><text:span text:style-name="T6">x</text:span><text:change-end text:change-id="ct55913024"/><text:change text:change-id="ct55913216"/></text:p>
          </table:table-cell>
          <table:table-cell table:style-name="Table24.A3" office:value-type="string">
            <text:p text:style-name="P42">Reserved. <text:s/></text:p>
          </table:table-cell>
        </table:table-row>
        <table:table-row>
          <table:table-cell table:style-name="Table24.A3" table:number-columns-spanned="2" office:value-type="string">
            <text:p text:style-name="P11">Reserved</text:p>
          </table:table-cell>
          <table:covered-table-cell/>
        </table:table-row>
        <table:table-row>
          <table:table-cell table:style-name="Table24.A4" office:value-type="string">
            <text:p text:style-name="P10">0x<text:change text:change-id="ct55909440"/><text:change-start text:change-id="ct55453088"/><text:span text:style-name="T7">3</text:span><text:change-end text:change-id="ct55453088"/>00<text:change-start text:change-id="ct54624448"/><text:span text:style-name="T6">x</text:span><text:change-end text:change-id="ct54624448"/><text:change-start text:change-id="ct55907840"/><text:span text:style-name="T6">-</text:span><text:change-end text:change-id="ct55907840"/><text:change text:change-id="ct55912128"/><text:change-start text:change-id="ct55889344"/><text:span text:style-name="T6">0x</text:span><text:change-end text:change-id="ct55889344"/><text:change-start text:change-id="ct55900768"/><text:span text:style-name="T6">70Fx</text:span><text:change-end text:change-id="ct55900768"/></text:p>
          </table:table-cell>
          <table:table-cell table:style-name="Table24.A3" office:value-type="string">
            <text:p text:style-name="P42">Reserved. <text:s/>Write as zero, ignored on read. <text:s/></text:p>
          </table:table-cell>
        </table:table-row>
        <table:table-row>
          <table:table-cell table:style-name="Table24.A3" table:number-columns-spanned="2" office:value-type="string">
            <text:p text:style-name="P11">Accept Flag</text:p>
          </table:table-cell>
          <table:covered-table-cell/>
        </table:table-row>
        <table:table-row>
          <table:table-cell table:style-name="Table24.A4" office:value-type="string">
            <text:p text:style-name="P10">0x800<text:change-start text:change-id="ct55448064"/><text:span text:style-name="T6">x</text:span><text:change-end text:change-id="ct55448064"/><text:change text:change-id="ct55911296"/></text:p>
          </table:table-cell>
          <table:table-cell table:style-name="Table24.A3" office:value-type="string">
            <text:p text:style-name="P42">Accept, no error. <text:s/>This value shall not be used in reject messages. <text:s/></text:p>
          </table:table-cell>
        </table:table-row>
      </table:table>
      <text:p text:style-name="P13">NB: Nodes may return 0x0000 as an error-code. <text:s/></text:p>
      <text:p text:style-name="P13"/>
      <text:p text:style-name="P75"><text:soft-page-break/><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change-start text:change-id="ct55454112"/><office:annotation><dc:creator>Balazs Racz</dc:creator><dc:date>2016-02-04T17:02:41</dc:date><text:list text:continue-numbering="true" text:style-name=""><text:list-item><text:p text:style-name="P118"><text:span text:style-name="T49">Reply to Jim Kueneman (02/14/2015, 21:39): "..."</text:span></text:p></text:list-item><text:list-item><text:p><text:span text:style-name="T50">Not sure what you mean. It's a nodes “may, but are not required to” type of statement.</text:span></text:p></text:list-item></text:list></office:annotation><text:change-end text:change-id="ct55454112"/></text:p>
      <table:table table:name="Table27" table:style-name="Table27">
        <table:table-column table:style-name="Table27.A"/>
        <table:table-column table:style-name="Table27.B"/>
        <table:table-row>
          <table:table-cell table:style-name="Table27.A1" table:number-columns-spanned="2" office:value-type="string">
            <text:p text:style-name="P51">Message Network Specific Error Codes</text:p>
          </table:table-cell>
          <table:covered-table-cell/>
        </table:table-row>
        <table:table-row>
          <table:table-cell table:style-name="Table27.A2" office:value-type="string">
            <text:p text:style-name="P51">Value</text:p>
          </table:table-cell>
          <table:table-cell table:style-name="Table27.B2" office:value-type="string">
            <text:p text:style-name="P50">Description</text:p>
          </table:table-cell>
        </table:table-row>
        <table:table-row>
          <table:table-cell table:style-name="Table27.B2" table:number-columns-spanned="2" office:value-type="string">
            <text:p text:style-name="P46">Permanent Error Enumeration. Re-trying the same interaction will result in the same error.</text:p>
          </table:table-cell>
          <table:covered-table-cell/>
        </table:table-row>
        <table:table-row>
          <table:table-cell table:style-name="Table27.A2" office:value-type="string">
            <text:p text:style-name="P8">0x10<text:span text:style-name="T42">41</text:span></text:p>
          </table:table-cell>
          <table:table-cell table:style-name="Table27.B2" office:value-type="string">
            <text:p text:style-name="P55">Not implemented, subcommand is unknown.</text:p>
          </table:table-cell>
        </table:table-row>
        <table:table-row>
          <table:table-cell table:style-name="Table27.A2" office:value-type="string">
            <text:p text:style-name="P8">0x10<text:span text:style-name="T42">42</text:span></text:p>
          </table:table-cell>
          <table:table-cell table:style-name="Table27.B2" office:value-type="string">
            <text:p text:style-name="P55">Not implemented, Datagram-type, Stream-type, or command is unknown.</text:p>
          </table:table-cell>
        </table:table-row>
        <table:table-row>
          <table:table-cell table:style-name="Table27.A2" office:value-type="string">
            <text:p text:style-name="P8">0x10<text:span text:style-name="T42">43</text:span></text:p>
          </table:table-cell>
          <table:table-cell table:style-name="Table27.B2" office:value-type="string">
            <text:p text:style-name="P55">Not implemented, unknown MTI, or Transport protocol (datagrams/streams) is not supported. <text:s/></text:p>
          </table:table-cell>
        </table:table-row>
        <table:table-row>
          <table:table-cell table:style-name="Table27.B2" table:number-columns-spanned="2" office:value-type="string">
            <text:p text:style-name="P11">Temporary Error (resen<text:change text:change-id="ct55940752"/><text:change-start text:change-id="ct54885312"/><text:span text:style-name="T46">d</text:span><text:change-end text:change-id="ct54885312"/> OK). <text:s/>Re-trying the same interaction later is likely to succeed.</text:p>
          </table:table-cell>
          <table:covered-table-cell/>
        </table:table-row>
        <table:table-row>
          <table:table-cell table:style-name="Table27.A2" office:value-type="string">
            <text:p text:style-name="P3">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3">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3">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66">All messages may be, but are not required to be, presented to every node for processing. <text:s/></text:p>
      <text:p text:style-name="P66">Addressed messages shall to be routed to the addressed node. The node transmitting an addressed message addressed to itself shall take part in any interactions required by the message. <text:s/></text:p>
      <text:p text:style-name="P66">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2">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1811657991343987115" text:style-name="L27">
        <text:list-item>
          <text:p text:style-name="P93">Verify Node ID ; </text:p>
        </text:list-item>
        <text:list-item>
          <text:p text:style-name="P93">Verified Node ID;</text:p>
        </text:list-item>
        <text:list-item>
          <text:p text:style-name="P93">Protocol Support Inquiry;</text:p>
        </text:list-item>
        <text:list-item>
          <text:p text:style-name="P93">Identify Consumers;</text:p>
        </text:list-item>
        <text:list-item>
          <text:p text:style-name="P93">Identify Producers; </text:p>
        </text:list-item>
        <text:list-item>
          <text:p text:style-name="P93">Identify Events; </text:p>
        </text:list-item>
        <text:list-item>
          <text:p text:style-name="P93">Learn Event; </text:p>
        </text:list-item>
        <text:list-item>
          <text:p text:style-name="P93">P/C Event Report; </text:p>
        </text:list-item>
      </text:list>
      <text:p text:style-name="Standard">In the future, additional MTIs will be defined. If simple nodes need to received them, the MTI will indicate that via the Simple bit <text:span text:style-name="T2">–</text:span> see previous section.</text:p>
      <text:h text:style-name="P103" text:outline-level="3">Messages Not Received</text:h>
      <text:p text:style-name="Standard">Messages <text:span text:style-name="T36">not</text:span> listed in the section above do <text:span text:style-name="T36">not</text:span> need to be received by simple nodes.</text:p>
      <text:h text:style-name="Heading_20_3" text:outline-level="3">Messages Directed at Gateways</text:h>
      <text:p text:style-name="Standard">Gateways need to know which nodes consider themselves to be Simple. <text:s/>These nodes <office:annotation office:name="__Fieldmark__6179_607737458"><dc:creator>Balazs Racz</dc:creator><dc:date>2016-02-04T17:05:47</dc:date><text:list text:style-name=""><text:list-item><text:p>This should be “shall”?</text:p></text:list-item></text:list></office:annotation>may<text:change-start text:change-id="ct55967376"/><office:annotation-end office:name="__Fieldmark__6179_607737458"/><text:change-end text:change-id="ct55967376"/>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72">No Standard content, see TN for discussion. <text:s text:c="2"/></text:p>
      <text:h text:style-name="P104"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831066361837638182" text:style-name="L28">
        <text:list-item>
          <text:p text:style-name="P94">The Common-MTI is shortened to 12 bits, and <text:span text:style-name="T2">carried in the</text:span> header. <text:s/></text:p>
        </text:list-item>
        <text:list-item>
          <text:p text:style-name="P94">Node IDs are shortened to 12 bit CAN-Aliases. <text:s/></text:p>
        </text:list-item>
        <text:list-item>
          <text:p text:style-name="P94">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9">Common Message</text:p>
          </table:table-cell>
          <table:table-cell table:style-name="Table8.B1" office:value-type="string">
            <text:p text:style-name="P49">CAN Mapping</text:p>
          </table:table-cell>
          <table:table-cell table:style-name="Table8.C1" office:value-type="string">
            <text:p text:style-name="P49">Comment</text:p>
          </table:table-cell>
        </table:table-row>
        <table:table-row>
          <table:table-cell table:style-name="Table8.A2" office:value-type="string">
            <text:p text:style-name="P48">Most messages</text:p>
          </table:table-cell>
          <table:table-cell table:style-name="Table8.A2" office:value-type="string">
            <text:p text:style-name="P48">Usually single frame</text:p>
          </table:table-cell>
          <table:table-cell table:style-name="Table8.C2" office:value-type="string">
            <text:p text:style-name="P48">Multiple frames are used for longer messages. <text:s/></text:p>
          </table:table-cell>
        </table:table-row>
        <table:table-row>
          <table:table-cell table:style-name="Table8.A2" office:value-type="string">
            <text:p text:style-name="P48">Datagram</text:p>
          </table:table-cell>
          <table:table-cell table:style-name="Table8.A2" office:value-type="string">
            <text:p text:style-name="P48">First-, Middle-,<text:span text:style-name="T2">…</text:span>, Last- frames</text:p>
          </table:table-cell>
          <table:table-cell table:style-name="Table8.C2" office:value-type="string">
            <text:p text:style-name="P48">Small Datagrams may be carried by a single Only-frames. <text:s/></text:p>
          </table:table-cell>
        </table:table-row>
        <table:table-row>
          <table:table-cell table:style-name="Table8.A2" office:value-type="string">
            <text:p text:style-name="P48">Stream</text:p>
          </table:table-cell>
          <table:table-cell table:style-name="Table8.A2" office:value-type="string">
            <text:p text:style-name="P48">Stream-Data-frames</text:p>
          </table:table-cell>
          <table:table-cell table:style-name="Table8.C2" office:value-type="string">
            <text:p text:style-name="P48">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55973472"/><text:span text:style-name="T45">as </text:span><text:change-end text:change-id="ct55973472"/>a local transport for smaller layouts, or for local segments <text:change text:change-id="ct55973856"/><text:change-start text:change-id="ct55974656"/><text:span text:style-name="T45">on</text:span><text:change-end text:change-id="ct55974656"/>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103" text:outline-level="3">References and Context</text:h>
      <text:p text:style-name="Standard">This Standard is in the context of the following OpenLCB CAN Standards:</text:p>
      <text:list xml:id="list100926180663117" text:continue-list="list100924641982917" text:style-name="L23">
        <text:list-item>
          <text:p text:style-name="P85">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8">Field</text:p>
          </table:table-cell>
          <table:covered-table-cell/>
          <table:table-cell table:style-name="Table22.C2" table:number-columns-spanned="2" office:value-type="string">
            <text:p text:style-name="P38">CAN prefix</text:p>
          </table:table-cell>
          <table:covered-table-cell/>
          <table:table-cell table:style-name="Table22.C2" table:number-columns-spanned="2" office:value-type="string">
            <text:p text:style-name="P38">Frame Type</text:p>
          </table:table-cell>
          <table:covered-table-cell/>
          <table:table-cell table:style-name="Table22.C2" table:number-columns-spanned="5" office:value-type="string">
            <text:p text:style-name="P38">Variable Field</text:p>
          </table:table-cell>
          <table:covered-table-cell/>
          <table:covered-table-cell/>
          <table:covered-table-cell/>
          <table:covered-table-cell/>
          <table:table-cell table:style-name="Table22.L2" table:number-columns-spanned="2" office:value-type="string">
            <text:p text:style-name="P38">Source ID</text:p>
          </table:table-cell>
          <table:covered-table-cell/>
        </table:table-row>
        <table:table-row>
          <table:table-cell table:style-name="Table22.A2" table:number-columns-spanned="2" office:value-type="string">
            <text:p text:style-name="P38">Size &amp; location </text:p>
          </table:table-cell>
          <table:covered-table-cell/>
          <table:table-cell table:style-name="Table22.C2" table:number-columns-spanned="2" office:value-type="string">
            <text:p text:style-name="P3">2 bits</text:p>
            <text:p text:style-name="P3">0x1800,0000</text:p>
          </table:table-cell>
          <table:covered-table-cell/>
          <table:table-cell table:style-name="Table22.C2" table:number-columns-spanned="2" office:value-type="string">
            <text:p text:style-name="P3">3 bits</text:p>
            <text:p text:style-name="P3">0x0700,0000</text:p>
          </table:table-cell>
          <table:covered-table-cell/>
          <table:table-cell table:style-name="Table22.C2" table:number-columns-spanned="5" office:value-type="string">
            <text:p text:style-name="P3">12 bits</text:p>
            <text:p text:style-name="P3">0x00FF,F000</text:p>
          </table:table-cell>
          <table:covered-table-cell/>
          <table:covered-table-cell/>
          <table:covered-table-cell/>
          <table:covered-table-cell/>
          <table:table-cell table:style-name="Table22.L2" table:number-columns-spanned="2" office:value-type="string">
            <text:p text:style-name="P3">12 bits</text:p>
            <text:p text:style-name="P3">0x0000,0FFF</text:p>
          </table:table-cell>
          <table:covered-table-cell/>
        </table:table-row>
        <table:table-row>
          <table:table-cell table:style-name="Table22.A4" table:number-columns-spanned="2" office:value-type="string">
            <text:p text:style-name="P38">Value(s)</text:p>
          </table:table-cell>
          <table:covered-table-cell/>
          <table:table-cell table:style-name="Table22.C4" table:number-columns-spanned="2" office:value-type="float" office:value="3">
            <text:p text:style-name="P3">3</text:p>
          </table:table-cell>
          <table:covered-table-cell/>
          <table:table-cell table:style-name="Table22.E4" table:number-columns-spanned="2" office:value-type="string">
            <text:p text:style-name="P3">1,2,3,4,5,or 7</text:p>
          </table:table-cell>
          <table:covered-table-cell/>
          <table:table-cell table:style-name="Table22.G4" table:number-columns-spanned="5" office:value-type="string">
            <text:p text:style-name="P3">CAN-MTI or Destination Node Alias</text:p>
          </table:table-cell>
          <table:covered-table-cell/>
          <table:covered-table-cell/>
          <table:covered-table-cell/>
          <table:covered-table-cell/>
          <table:table-cell table:style-name="Table22.L4" table:number-columns-spanned="2" office:value-type="string">
            <text:p text:style-name="P3">Source Node Alias</text:p>
          </table:table-cell>
          <table:covered-table-cell/>
        </table:table-row>
        <table:table-row>
          <table:table-cell table:style-name="Table22.A1" table:number-columns-spanned="13" office:value-type="string">
            <text:p text:style-name="P38">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8">Byte#</text:p>
          </table:table-cell>
          <table:table-cell table:style-name="Table22.C2" table:number-columns-spanned="2" office:value-type="string">
            <text:p text:style-name="P38">0</text:p>
          </table:table-cell>
          <table:covered-table-cell/>
          <table:table-cell table:style-name="Table22.C2" table:number-columns-spanned="2" office:value-type="string">
            <text:p text:style-name="P38">1</text:p>
          </table:table-cell>
          <table:covered-table-cell/>
          <table:table-cell table:style-name="Table22.C2" table:number-columns-spanned="2" office:value-type="string">
            <text:p text:style-name="P38">2</text:p>
          </table:table-cell>
          <table:covered-table-cell/>
          <table:table-cell table:style-name="Table22.C2" office:value-type="string">
            <text:p text:style-name="P38">3</text:p>
          </table:table-cell>
          <table:table-cell table:style-name="Table22.C2" office:value-type="string">
            <text:p text:style-name="P38">4</text:p>
          </table:table-cell>
          <table:table-cell table:style-name="Table22.C2" office:value-type="string">
            <text:p text:style-name="P38">5</text:p>
          </table:table-cell>
          <table:table-cell table:style-name="Table22.C2" table:number-columns-spanned="2" office:value-type="string">
            <text:p text:style-name="P38">6</text:p>
          </table:table-cell>
          <table:covered-table-cell/>
          <table:table-cell table:style-name="Table22.L2" office:value-type="string">
            <text:p text:style-name="P38">7</text:p>
          </table:table-cell>
        </table:table-row>
        <table:table-row>
          <table:table-cell table:style-name="Table22.A4" office:value-type="string">
            <text:p text:style-name="P38">Values</text:p>
          </table:table-cell>
          <table:table-cell table:style-name="Table22.J7" table:number-columns-spanned="2" office:value-type="string">
            <text:p text:style-name="P3">variable</text:p>
          </table:table-cell>
          <table:covered-table-cell/>
          <table:table-cell table:style-name="Table22.J7" table:number-columns-spanned="2" office:value-type="string">
            <text:p text:style-name="P3">variable</text:p>
          </table:table-cell>
          <table:covered-table-cell/>
          <table:table-cell table:style-name="Table22.J7" table:number-columns-spanned="2" office:value-type="string">
            <text:p text:style-name="P3">(Data)</text:p>
          </table:table-cell>
          <table:covered-table-cell/>
          <table:table-cell table:style-name="Table22.J7" office:value-type="string">
            <text:p text:style-name="P3">(Data)</text:p>
          </table:table-cell>
          <table:table-cell table:style-name="Table22.J7" office:value-type="string">
            <text:p text:style-name="P3">(Data)</text:p>
          </table:table-cell>
          <table:table-cell table:style-name="Table22.J7" office:value-type="string">
            <text:p text:style-name="P3">(Data)</text:p>
          </table:table-cell>
          <table:table-cell table:style-name="Table22.K7" table:number-columns-spanned="2" office:value-type="string">
            <text:p text:style-name="P3">(Data)</text:p>
          </table:table-cell>
          <table:covered-table-cell/>
          <table:table-cell table:style-name="Table22.M7" office:value-type="string">
            <text:p text:style-name="P3">(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9">Frame Type</text:p>
            </table:table-cell>
            <table:table-cell table:style-name="Table21.B1" office:value-type="string">
              <text:p text:style-name="P38">Meaning</text:p>
            </table:table-cell>
          </table:table-row>
        </table:table-header-rows>
        <table:table-row>
          <table:table-cell table:style-name="Table21.A2" office:value-type="float" office:value="0">
            <text:p text:style-name="P6">0</text:p>
          </table:table-cell>
          <table:table-cell table:style-name="Table21.B9" office:value-type="string">
            <text:p text:style-name="P26">(Reserved)</text:p>
          </table:table-cell>
        </table:table-row>
        <table:table-row>
          <table:table-cell table:style-name="Table21.A2" office:value-type="float" office:value="1">
            <text:p text:style-name="P6">1</text:p>
          </table:table-cell>
          <table:table-cell table:style-name="Table21.B9" office:value-type="string">
            <text:p text:style-name="P26">Global &amp; Addressed MTI</text:p>
          </table:table-cell>
        </table:table-row>
        <table:table-row>
          <table:table-cell table:style-name="Table21.A2" office:value-type="float" office:value="2">
            <text:p text:style-name="P6">2</text:p>
          </table:table-cell>
          <table:table-cell table:style-name="Table21.B9" office:value-type="string">
            <text:p text:style-name="P26">Datagram complete in frame</text:p>
          </table:table-cell>
        </table:table-row>
        <table:table-row>
          <table:table-cell table:style-name="Table21.A2" office:value-type="float" office:value="3">
            <text:p text:style-name="P6">3</text:p>
          </table:table-cell>
          <table:table-cell table:style-name="Table21.B9" office:value-type="string">
            <text:p text:style-name="P26">Datagram first frame</text:p>
          </table:table-cell>
        </table:table-row>
        <table:table-row>
          <table:table-cell table:style-name="Table21.A2" office:value-type="float" office:value="4">
            <text:p text:style-name="P6">4</text:p>
          </table:table-cell>
          <table:table-cell table:style-name="Table21.B9" office:value-type="string">
            <text:p text:style-name="P26">Datagram middle frame</text:p>
          </table:table-cell>
        </table:table-row>
        <table:table-row>
          <table:table-cell table:style-name="Table21.A2" office:value-type="float" office:value="5">
            <text:p text:style-name="P6">5</text:p>
          </table:table-cell>
          <table:table-cell table:style-name="Table21.B9" office:value-type="string">
            <text:p text:style-name="P26">Datagram final frame</text:p>
          </table:table-cell>
        </table:table-row>
        <table:table-row>
          <table:table-cell table:style-name="Table21.A2" office:value-type="float" office:value="6">
            <text:p text:style-name="P6">6</text:p>
          </table:table-cell>
          <table:table-cell table:style-name="Table21.B9" office:value-type="string">
            <text:p text:style-name="P26">(Reserved)</text:p>
          </table:table-cell>
        </table:table-row>
        <table:table-row>
          <table:table-cell table:style-name="Table21.A2" office:value-type="float" office:value="7">
            <text:p text:style-name="P6">7</text:p>
          </table:table-cell>
          <table:table-cell table:style-name="Table21.B9" office:value-type="string">
            <text:p text:style-name="P26">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55985504"/>set<text:change-start text:change-id="ct56009328"/> <text:span text:style-name="T45">to </text:span><text:change-end text:change-id="ct56009328"/><text:change-start text:change-id="ct56010208"/><text:span text:style-name="T45">0</text:span><text:change-end text:change-id="ct56010208"/>, and are mapped to and from CAN MTI type 1.</text:p>
      <text:p text:style-name="Standard">The CAN MTI is carried in the CAN header. <text:s/>It consists of the lowest-order 12 bits of the Common MTI, and, by implication has the “stream or datagram” and “special” bits as zeros.</text:p>
      <text:p text:style-name="P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8">Field</text:p>
          </table:table-cell>
          <table:covered-table-cell/>
          <table:table-cell table:style-name="Table11.C2" office:value-type="string">
            <text:p text:style-name="P38">CAN prefix</text:p>
          </table:table-cell>
          <table:table-cell table:style-name="Table11.C2" office:value-type="string">
            <text:p text:style-name="P38">Frame Type</text:p>
          </table:table-cell>
          <table:table-cell table:style-name="Table11.C2" office:value-type="string">
            <text:p text:style-name="P38">Static Priority</text:p>
          </table:table-cell>
          <table:table-cell table:style-name="Table11.C2" table:number-columns-spanned="2" office:value-type="string">
            <text:p text:style-name="P38">Type within Priority</text:p>
          </table:table-cell>
          <table:covered-table-cell/>
          <table:table-cell table:style-name="Table11.C2" table:number-columns-spanned="2" office:value-type="string">
            <text:p text:style-name="P38">Simple Node flag</text:p>
          </table:table-cell>
          <table:covered-table-cell/>
          <table:table-cell table:style-name="Table11.C2" table:number-columns-spanned="2" office:value-type="string">
            <text:p text:style-name="P38">Address Present</text:p>
          </table:table-cell>
          <table:covered-table-cell/>
          <table:table-cell table:style-name="Table11.C2" table:number-columns-spanned="2" office:value-type="string">
            <text:p text:style-name="P38">Event ID present</text:p>
          </table:table-cell>
          <table:covered-table-cell/>
          <table:table-cell table:style-name="Table11.C2" table:number-columns-spanned="2" office:value-type="string">
            <text:p text:style-name="P38">Modifier Bits</text:p>
          </table:table-cell>
          <table:covered-table-cell/>
          <table:table-cell table:style-name="Table11.P2" table:number-columns-spanned="2" office:value-type="string">
            <text:p text:style-name="P38">Source ID</text:p>
          </table:table-cell>
          <table:covered-table-cell/>
        </table:table-row>
        <table:table-row>
          <table:table-cell table:style-name="Table11.A2" table:number-columns-spanned="2" office:value-type="string">
            <text:p text:style-name="P38">Size &amp; location </text:p>
          </table:table-cell>
          <table:covered-table-cell/>
          <table:table-cell table:style-name="Table11.C2" office:value-type="string">
            <text:p text:style-name="P3">2 bits</text:p>
            <text:p text:style-name="P3">0x1800,</text:p>
            <text:p text:style-name="P3">0000</text:p>
          </table:table-cell>
          <table:table-cell table:style-name="Table11.C2" office:value-type="string">
            <text:p text:style-name="P3">3 bits</text:p>
            <text:p text:style-name="P3">0x0700,</text:p>
            <text:p text:style-name="P3">0000</text:p>
          </table:table-cell>
          <table:table-cell table:style-name="Table11.C2" office:value-type="string">
            <text:p text:style-name="P3">2 bits</text:p>
            <text:p text:style-name="P3">0x00C0,</text:p>
            <text:p text:style-name="P3">0000</text:p>
          </table:table-cell>
          <table:table-cell table:style-name="Table11.C2" table:number-columns-spanned="2" office:value-type="string">
            <text:p text:style-name="P3">5 bits</text:p>
            <text:p text:style-name="P3">0x003E, 0000</text:p>
          </table:table-cell>
          <table:covered-table-cell/>
          <table:table-cell table:style-name="Table11.C2" table:number-columns-spanned="2" office:value-type="string">
            <text:p text:style-name="P3">1 bit</text:p>
            <text:p text:style-name="P3">0x0001,0000</text:p>
          </table:table-cell>
          <table:covered-table-cell/>
          <table:table-cell table:style-name="Table11.C2" table:number-columns-spanned="2" office:value-type="string">
            <text:p text:style-name="P3">1 bit</text:p>
            <text:p text:style-name="P3">0x0000,</text:p>
            <text:p text:style-name="P3">8000</text:p>
          </table:table-cell>
          <table:covered-table-cell/>
          <table:table-cell table:style-name="Table11.C2" table:number-columns-spanned="2" office:value-type="string">
            <text:p text:style-name="P3">1 bit</text:p>
            <text:p text:style-name="P3">0x0000,4000</text:p>
          </table:table-cell>
          <table:covered-table-cell/>
          <table:table-cell table:style-name="Table11.C2" table:number-columns-spanned="2" office:value-type="string">
            <text:p text:style-name="P3">2 bits</text:p>
            <text:p text:style-name="P3">0x0000,</text:p>
            <text:p text:style-name="P3">3000</text:p>
          </table:table-cell>
          <table:covered-table-cell/>
          <table:table-cell table:style-name="Table11.P2" table:number-columns-spanned="2" office:value-type="string">
            <text:p text:style-name="P3">12 bits</text:p>
            <text:p text:style-name="P3">0x0000,0FFF</text:p>
          </table:table-cell>
          <table:covered-table-cell/>
        </table:table-row>
        <table:table-row>
          <table:table-cell table:style-name="Table11.A4" table:number-columns-spanned="2" office:value-type="string">
            <text:p text:style-name="P38">Value(s)</text:p>
          </table:table-cell>
          <table:covered-table-cell/>
          <table:table-cell table:style-name="Table11.C4" office:value-type="float" office:value="3">
            <text:p text:style-name="P3">3</text:p>
          </table:table-cell>
          <table:table-cell table:style-name="Table11.C4" office:value-type="float" office:value="1">
            <text:p text:style-name="P53">1</text:p>
          </table:table-cell>
          <table:table-cell table:style-name="Table11.E4" table:number-columns-spanned="11" office:value-type="string">
            <text:p text:style-name="P53">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Source Node Alias</text:p>
          </table:table-cell>
          <table:covered-table-cell/>
        </table:table-row>
        <table:table-row>
          <table:table-cell table:style-name="Table11.A1" table:number-columns-spanned="17" office:value-type="string">
            <text:p text:style-name="P3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8">Byte#</text:p>
          </table:table-cell>
          <table:table-cell table:style-name="Table11.C2" table:number-columns-spanned="3" office:value-type="string">
            <text:p text:style-name="P38">0</text:p>
          </table:table-cell>
          <table:covered-table-cell/>
          <table:covered-table-cell/>
          <table:table-cell table:style-name="Table11.C2" table:number-columns-spanned="2" office:value-type="string">
            <text:p text:style-name="P38">1</text:p>
          </table:table-cell>
          <table:covered-table-cell/>
          <table:table-cell table:style-name="Table11.C2" table:number-columns-spanned="2" office:value-type="string">
            <text:p text:style-name="P38">2</text:p>
          </table:table-cell>
          <table:covered-table-cell/>
          <table:table-cell table:style-name="Table11.C2" table:number-columns-spanned="2" office:value-type="string">
            <text:p text:style-name="P38">3</text:p>
          </table:table-cell>
          <table:covered-table-cell/>
          <table:table-cell table:style-name="Table11.C2" table:number-columns-spanned="2" office:value-type="string">
            <text:p text:style-name="P38">4</text:p>
          </table:table-cell>
          <table:covered-table-cell/>
          <table:table-cell table:style-name="Table11.C2" table:number-columns-spanned="2" office:value-type="string">
            <text:p text:style-name="P38">5</text:p>
          </table:table-cell>
          <table:covered-table-cell/>
          <table:table-cell table:style-name="Table11.C2" table:number-columns-spanned="2" office:value-type="string">
            <text:p text:style-name="P38">6</text:p>
          </table:table-cell>
          <table:covered-table-cell/>
          <table:table-cell table:style-name="Table11.P2" office:value-type="string">
            <text:p text:style-name="P38">7</text:p>
          </table:table-cell>
        </table:table-row>
        <table:table-row>
          <table:table-cell table:style-name="Table11.A4" office:value-type="string">
            <text:p text:style-name="P38">Value</text:p>
          </table:table-cell>
          <table:table-cell table:style-name="Table11.B7" table:number-columns-spanned="5" office:value-type="string">
            <text:p text:style-name="P3">Optional Flags/Destn Alias or (Data)</text:p>
          </table:table-cell>
          <table:covered-table-cell/>
          <table:covered-table-cell/>
          <table:covered-table-cell/>
          <table:covered-table-cell/>
          <table:table-cell table:style-name="Table11.G7" table:number-columns-spanned="2" office:value-type="string">
            <text:p text:style-name="P3">(Data)</text:p>
          </table:table-cell>
          <table:covered-table-cell/>
          <table:table-cell table:style-name="Table11.I7" table:number-columns-spanned="2" office:value-type="string">
            <text:p text:style-name="P3">(Data)</text:p>
          </table:table-cell>
          <table:covered-table-cell/>
          <table:table-cell table:style-name="Table11.K7" table:number-columns-spanned="2" office:value-type="string">
            <text:p text:style-name="P3">(Data)</text:p>
          </table:table-cell>
          <table:covered-table-cell/>
          <table:table-cell table:style-name="Table11.M7" table:number-columns-spanned="2" office:value-type="string">
            <text:p text:style-name="P3">(Data)</text:p>
          </table:table-cell>
          <table:covered-table-cell/>
          <table:table-cell table:style-name="Table11.O7" table:number-columns-spanned="2" office:value-type="string">
            <text:p text:style-name="P3">(Data)</text:p>
          </table:table-cell>
          <table:covered-table-cell/>
          <table:table-cell table:style-name="Table11.Q7" office:value-type="string">
            <text:p text:style-name="P3">(Data)</text:p>
          </table:table-cell>
        </table:table-row>
      </table:table>
      <text:p text:style-name="Table">Table <text:sequence text:ref-name="refTable2" text:name="Table" text:formula="ooow:Table+1" style:num-format="1">3</text:sequence>: CAN Frame Type 1 Format</text:p>
      <text:p text:style-name="Standard">If the <text:change text:change-id="ct55744944"/><text:change-start text:change-id="ct56020752"/><text:span text:style-name="T45">Address Present</text:span><text:change-end text:change-id="ct56020752"/> bit is set to 1, then the destination address is placed in the 1<text:span text:style-name="T35">st</text:span> two bytes of the data part of the CAN frame: the top nibble of the 1<text:span text:style-name="T35">st</text:span> byte contains flags (see below); the lower nibble of the 1<text:span text:style-name="T35">st</text:span> byte and the entire 2<text:span text:style-name="T35">nd</text:span> byte contain the 12-bit destination alias. <text:s/></text:p>
      <text:p text:style-name="P13">The format of this in binary is: <text:span text:style-name="T38">0brrff dddd, dddd dddd </text:span><text:span text:style-name="T39">(or in hex: </text:span><text:span text:style-name="T38">0xfddd</text:span><text:span text:style-name="T39">)</text:span><text:span text:style-name="T38"><text:line-break/></text:span>where: </text:p>
      <text:list xml:id="list3760145151880526087" text:style-name="L29">
        <text:list-item>
          <text:p text:style-name="P95">The two rr bits are reserved, and read and send as zeros. <text:s/></text:p>
        </text:list-item>
        <text:list-item>
          <text:p text:style-name="P95">The two ff bits can be used for packing and unpacking large messages to a sequence of CAN frames, see below. <text:s/>The coding is: <text:s/></text:p>
        </text:list-item>
      </text:list>
      <text:list xml:id="list100925662809409" text:continue-list="list7398829875601690867" text:style-name="L1">
        <text:list-item>
          <text:p text:style-name="P98">00 Only frame</text:p>
        </text:list-item>
        <text:list-item>
          <text:p text:style-name="P98">01 First frame of more than one</text:p>
        </text:list-item>
        <text:list-item>
          <text:p text:style-name="P98">10 Last frame of more than one</text:p>
        </text:list-item>
        <text:list-item>
          <text:p text:style-name="P98">11 Middle frame of more than 2.</text:p>
        </text:list-item>
        <text:list-item>
          <text:p text:style-name="P12">You can think of these as active-zero start and end bits, respectively.<text:change text:change-id="ct76221696"/><text:change text:change-id="ct55805760"/><text:change text:change-id="ct55805984"/><text:change text:change-id="ct76224816"/></text:p>
        </text:list-item>
      </text:list>
      <text:p text:style-name="Standard">CAN frames marked as First or Middle frame shall carry eight total data bytes. CAN frames marked as Last or Only frame shall have from two through eight total data bytes. <text:s/><text:span text:style-name="T32"><text:s/></text:span></text:p>
      <text:h text:style-name="P117" text:outline-level="4">Datagram and Stream Messages, CAN Frame Types 2-5 and 7</text:h>
      <text:p text:style-name="P69">Frame Types 2-5 and 7 are used specifically for Datagram and Stream messages. <text:s/></text:p>
      <text:p text:style-name="Table"/>
      <text:h text:style-name="Heading_20_3" text:outline-level="3">States</text:h>
      <text:p text:style-name="Standard"><text:change text:change-id="ct55806688"/><text:change-start text:change-id="ct55808160"/><text:span text:style-name="T45">There are no</text:span><text:change-end text:change-id="ct55808160"/>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6">Initialization Complete</text:p>
          </table:table-cell>
          <table:table-cell table:style-name="Table14.A2" office:value-type="string">
            <text:p text:style-name="P35">Full protocol</text:p>
          </table:table-cell>
          <table:table-cell table:style-name="Table14.A2" office:value-type="string">
            <text:p text:style-name="P6">0x100</text:p>
          </table:table-cell>
          <table:table-cell table:style-name="Table14.A2" office:value-type="string">
            <text:p text:style-name="P6">[0x1910,0sss]</text:p>
          </table:table-cell>
          <table:table-cell table:style-name="Table14.E2" table:number-rows-spanned="2" office:value-type="string">
            <text:p text:style-name="P35">Full Source Node ID</text:p>
          </table:table-cell>
        </table:table-row>
        <table:table-row>
          <table:covered-table-cell/>
          <table:table-cell table:style-name="Table14.A2" office:value-type="string">
            <text:p text:style-name="P35">Simple-set sufficient</text:p>
          </table:table-cell>
          <table:table-cell table:style-name="Table14.A2" office:value-type="string">
            <text:p text:style-name="P24">0x101</text:p>
          </table:table-cell>
          <table:table-cell table:style-name="Table14.A2" office:value-type="string">
            <text:p text:style-name="P24">[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6">Verify Node ID</text:p>
          </table:table-cell>
          <table:table-cell table:style-name="Table15.A2" office:value-type="string">
            <text:p text:style-name="P35">Addressed</text:p>
          </table:table-cell>
          <table:table-cell table:style-name="Table15.A2" office:value-type="string">
            <text:p text:style-name="P2">0x4<text:change-start text:change-id="ct55822496"/><text:span text:style-name="T1">8</text:span><text:change-end text:change-id="ct55822496"/><text:change text:change-id="ct55822688"/>8</text:p>
          </table:table-cell>
          <table:table-cell table:style-name="Table15.A2" office:value-type="string">
            <text:p text:style-name="P2">[0x194<text:change-start text:change-id="ct55823168"/><text:span text:style-name="T1">8</text:span><text:change-end text:change-id="ct55823168"/><text:change text:change-id="ct55823360"/>,8sss]</text:p>
          </table:table-cell>
          <table:table-cell table:style-name="Table15.E2" office:value-type="string">
            <text:p text:style-name="P28">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5">Global</text:p>
          </table:table-cell>
          <table:table-cell table:style-name="Table15.A2" office:value-type="string">
            <text:p text:style-name="P24">0x490</text:p>
          </table:table-cell>
          <table:table-cell table:style-name="Table15.A2" office:value-type="string">
            <text:p text:style-name="P24">[0x1949,0sss]</text:p>
          </table:table-cell>
          <table:table-cell table:style-name="Table15.E2" office:value-type="string">
            <text:p text:style-name="P28">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6">Verified Node ID </text:p>
          </table:table-cell>
          <table:table-cell table:style-name="Table16.B2" office:value-type="string">
            <text:p text:style-name="P35">Full protocol</text:p>
          </table:table-cell>
          <table:table-cell table:style-name="Table16.A2" office:value-type="string">
            <text:p text:style-name="P6">0x170</text:p>
          </table:table-cell>
          <table:table-cell table:style-name="Table16.A2" office:value-type="string">
            <text:p text:style-name="P6">[0x1917,0sss]</text:p>
          </table:table-cell>
          <table:table-cell table:style-name="Table16.E2" table:number-rows-spanned="2" office:value-type="string">
            <text:p text:style-name="P35">Full Source Node ID</text:p>
          </table:table-cell>
        </table:table-row>
        <table:table-row>
          <table:covered-table-cell/>
          <table:table-cell table:style-name="Table16.A2" office:value-type="string">
            <text:p text:style-name="P35">Simple-set sufficient</text:p>
          </table:table-cell>
          <table:table-cell table:style-name="Table16.A2" office:value-type="string">
            <text:p text:style-name="P24">0x171</text:p>
          </table:table-cell>
          <table:table-cell table:style-name="Table16.A2" office:value-type="string">
            <text:p text:style-name="P24">[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Optional Interaction Rejected</text:p>
          </table:table-cell>
          <table:table-cell table:style-name="Table17.A2" office:value-type="string">
            <text:p text:style-name="P3">0x068</text:p>
          </table:table-cell>
          <table:table-cell table:style-name="Table17.A2" office:value-type="string">
            <text:p text:style-name="P3">[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3">Terminate Due to Error</text:p>
          </table:table-cell>
          <table:table-cell table:style-name="Table18.A2" office:value-type="string">
            <text:p text:style-name="P3">0x0A8</text:p>
          </table:table-cell>
          <table:table-cell table:style-name="Table18.A2" office:value-type="string">
            <text:p text:style-name="P3">[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3">Protocol Support Inquiry</text:p>
          </table:table-cell>
          <table:table-cell table:style-name="Table19.B2" office:value-type="string">
            <text:p text:style-name="P3">0x828</text:p>
          </table:table-cell>
          <table:table-cell table:style-name="Table19.C2" office:value-type="string">
            <text:p text:style-name="P3">[0x1982<text:change-start text:change-id="ct55840032"/>,<text:change-end text:change-id="ct55840032"/><text:change text:change-id="ct55840224"/>8sss]</text:p>
          </table:table-cell>
          <table:table-cell table:style-name="Table19.D2" office:value-type="string">
            <text:p text:style-name="P52">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6">Protocol Support Reply</text:p>
          </table:table-cell>
          <table:table-cell table:style-name="Table20.A2" office:value-type="string">
            <text:p text:style-name="P24">0x668</text:p>
          </table:table-cell>
          <table:table-cell table:style-name="Table20.A2" office:value-type="string">
            <text:p text:style-name="P24">[0x1966,8sss]</text:p>
          </table:table-cell>
          <table:table-cell table:style-name="Table20.D2" office:value-type="string">
            <text:p text:style-name="P25">fddd, Protocol flags</text:p>
          </table:table-cell>
        </table:table-row>
      </table:table>
      <text:p text:style-name="P58">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55845344"/><text:change-start text:change-id="ct55846272"/><text:span text:style-name="T45">There are no</text:span><text:change-end text:change-id="ct55846272"/> special provisions for CAN transport layer.</text:p>
      <text:h text:style-name="Heading_20_3" text:outline-level="3">Error Handling</text:h>
      <text:p text:style-name="P14"><text:change text:change-id="ct55845664"/><text:change-start text:change-id="ct55846928"/><text:span text:style-name="T45">There are no</text:span><text:change-end text:change-id="ct55846928"/> special provisions for CAN transport layer.</text:p>
      <text:h text:style-name="Heading_20_3" text:outline-level="3">Routing</text:h>
      <text:p text:style-name="P71">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2"><text:s/>1 Introduction<text:tab/>1</text:p>
          <text:p text:style-name="P82"><text:s/>2 Intended Use<text:tab/>1</text:p>
          <text:p text:style-name="P80"><text:s/>2.1 References and Context<text:tab/>1</text:p>
          <text:p text:style-name="P82"><text:s/>3 Messages<text:tab/>2</text:p>
          <text:p text:style-name="P80"><text:s/>3.1 Message Format<text:tab/>2</text:p>
          <text:p text:style-name="P81"><text:s/>3.1.1 Message Type Indicators<text:tab/>2</text:p>
          <text:p text:style-name="P81"><text:s/>3.1.2 Message Content<text:tab/>3</text:p>
          <text:p text:style-name="P80"><text:s/>3.2 States<text:tab/>3</text:p>
          <text:p text:style-name="P80"><text:s/>3.3 Definition of Specific Messages<text:tab/>4</text:p>
          <text:p text:style-name="P81"><text:s/>3.3.1 Initialization Complete<text:tab/>4</text:p>
          <text:p text:style-name="P81"><text:s/>3.3.2 Verify Node ID<text:tab/>4</text:p>
          <text:p text:style-name="P81"><text:s/>3.3.3 Verified Node ID<text:tab/>4</text:p>
          <text:p text:style-name="P81"><text:s/>3.3.4 Optional Interaction Rejected (OIR)<text:tab/>5</text:p>
          <text:p text:style-name="P81"><text:s/>3.3.5 Terminate Due to Error<text:tab/>5</text:p>
          <text:p text:style-name="P81"><text:s/>3.3.6 Protocol Support Inquiry<text:tab/>6</text:p>
          <text:p text:style-name="P81"><text:s/>3.3.7 Protocol Support Reply<text:tab/>6</text:p>
          <text:p text:style-name="P80"><text:s/>3.4 Interactions<text:tab/>7</text:p>
          <text:p text:style-name="P81"><text:s/>3.4.1 Node Initialization<text:tab/>7</text:p>
          <text:p text:style-name="P81"><text:s/>3.4.2 Node ID Detection<text:tab/>7</text:p>
          <text:p text:style-name="P81"><text:s/>3.4.3 Protocol Support Inquiry and Response<text:tab/>8</text:p>
          <text:p text:style-name="P80"><text:s/>3.5 Error Handling<text:tab/>8</text:p>
          <text:p text:style-name="P81"><text:s/>3.5.1 Reject Addressed Optional Interaction<text:tab/>8</text:p>
          <text:p text:style-name="P81"><text:s/>3.5.2 Reject Unaddressed Optional-Interaction<text:tab/>8</text:p>
          <text:p text:style-name="P81"><text:s/>3.5.3 Reject Addressed Standard Interaction Due to Error<text:tab/>8</text:p>
          <text:p text:style-name="P81"><text:s/>3.5.4 Duplicate Node ID Discovery<text:tab/>8</text:p>
          <text:p text:style-name="P81"><text:s/>3.5.5 Error codes<text:tab/>9</text:p>
          <text:p text:style-name="P80"><text:s/>3.6 Routing<text:tab/>11</text:p>
          <text:p text:style-name="P80"><text:s/>3.7 Delays and Timeouts<text:tab/>11</text:p>
          <text:p text:style-name="P82"><text:s/>4 Simple Node Protocol Subset<text:tab/>11</text:p>
          <text:p text:style-name="P80"><text:s/>4.1 Protocol Description<text:tab/>11</text:p>
          <text:p text:style-name="P81"><text:s/>4.1.1 Messages Transmitted<text:tab/>11</text:p>
          <text:p text:style-name="P81"><text:s/>4.1.2 Messages Received<text:tab/>12</text:p>
          <text:p text:style-name="P81"><text:s/>4.1.3 Messages Not Received<text:tab/>12</text:p>
          <text:p text:style-name="P81"><text:s/>4.1.4 Messages Directed at Gateways<text:tab/>12</text:p>
          <text:p text:style-name="P82"><text:s/>5 Gateway Processing<text:tab/>12</text:p>
          <text:p text:style-name="P82"><text:s/>6 Expansion<text:tab/>12</text:p>
          <text:p text:style-name="P82"><text:s/>7 CAN Adaptations<text:tab/>12</text:p>
          <text:p text:style-name="P80"><text:s/>7.1 Introduction<text:tab/>12</text:p>
          <text:p text:style-name="P80"><text:s/>7.2 Intended Use<text:tab/>13</text:p>
          <text:p text:style-name="P81"><text:s/>7.2.1 References and Context<text:tab/>13</text:p>
          <text:p text:style-name="P80"><text:s/>7.3 Messages<text:tab/>13</text:p>
          <text:p text:style-name="P81"><text:s/>7.3.1 Message Format<text:tab/>13</text:p>
          <text:p text:style-name="P83"><text:s/>7.3.1.1 CAN Prefix Field<text:tab/>14</text:p>
          <text:p text:style-name="P83"><text:s/>7.3.1.2 CAN MTI Mapping<text:tab/>14</text:p>
          <text:p text:style-name="P83"><text:soft-page-break/><text:s/>7.3.1.3 Global and Addressed Messages, CAN Frame Type 1<text:tab/>14</text:p>
          <text:p text:style-name="P83"><text:s/>7.3.1.4 Datagram and Stream Messages, CAN Frame Types 2-5 and 7<text:tab/>15</text:p>
          <text:p text:style-name="P81"><text:s/>7.3.2 States<text:tab/>15</text:p>
          <text:p text:style-name="P81"><text:s/>7.3.3 Definition of Specific Messages<text:tab/>16</text:p>
          <text:p text:style-name="P83"><text:s/>7.3.3.1 Initialization Complete<text:tab/>16</text:p>
          <text:p text:style-name="P83"><text:s/>7.3.3.2 Verify Node ID<text:tab/>16</text:p>
          <text:p text:style-name="P83"><text:s/>7.3.3.3 Verified Node ID.<text:tab/>16</text:p>
          <text:p text:style-name="P83"><text:s/>7.3.3.4 Optional Interaction Rejected<text:tab/>16</text:p>
          <text:p text:style-name="P83"><text:s/>7.3.3.5 Terminate Due to Error<text:tab/>16</text:p>
          <text:p text:style-name="P83"><text:s/>7.3.3.6 Protocol Support Inquiry<text:tab/>16</text:p>
          <text:p text:style-name="P83"><text:s/>7.3.3.7 Protocol Support Reply<text:tab/>17</text:p>
          <text:p text:style-name="P81"><text:s/>7.3.4 Extensibility<text:tab/>17</text:p>
          <text:p text:style-name="P81"><text:s/>7.3.5 Interactions<text:tab/>17</text:p>
          <text:p text:style-name="P81"><text:s/>7.3.6 Error Handling<text:tab/>17</text:p>
          <text:p text:style-name="P81"><text:s/>7.3.7 Routing<text:tab/>17</text:p>
        </text:index-body>
      </text:table-of-conten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tracked-changes>
          <text:changed-region xml:id="ct82790800" text:id="ct82790800">
            <text:deletion>
              <office:change-info>
                <dc:creator>Balazs Racz</dc:creator>
                <dc:date>2016-02-05T09:42:00</dc:date>
              </office:change-info>
              <text:p text:style-name="MP2"><text:span text:style-name="Page_20_Number"><text:span text:style-name="MT1">2015</text:span></text:span></text:p>
            </text:deletion>
          </text:changed-region>
          <text:changed-region xml:id="ct82710240" text:id="ct82710240">
            <text:insertion>
              <office:change-info>
                <dc:creator>Balazs Racz</dc:creator>
                <dc:date>2016-02-05T09:42:00</dc:date>
              </office:change-info>
            </text:insertion>
          </text:changed-region>
          <text:changed-region xml:id="ct79375936" text:id="ct79375936">
            <text:deletion>
              <office:change-info>
                <dc:creator>Balazs Racz</dc:creator>
                <dc:date>2016-02-05T09:41:00</dc:date>
              </office:change-info>
              <text:p text:style-name="MP2"><text:span text:style-name="Page_20_Number"><text:span text:style-name="MT2">Feb 15, 2015</text:span></text:span></text:p>
            </text:deletion>
          </text:changed-region>
          <text:changed-region xml:id="ct54269392" text:id="ct54269392">
            <text:insertion>
              <office:change-info>
                <dc:creator>Balazs Racz</dc:creator>
                <dc:date>2016-02-05T09:41:00</dc:date>
              </office:change-info>
            </text:insertion>
          </text:changed-region>
        </text:tracked-changes>
        <text:p text:style-name="MP2"><text:span text:style-name="Page_20_Number"><text:span text:style-name="MT1">Copyright 2011-</text:span></text:span><text:change text:change-id="ct82790800"/><text:change-start text:change-id="ct82710240"/><text:span text:style-name="Page_20_Number"><text:span text:style-name="MT1"><text:user-defined style:data-style-name="N0" text:name="OLCByear">2016</text:user-defined></text:span></text:span><text:change-end text:change-id="ct8271024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change text:change-id="ct79375936"/><text:change-start text:change-id="ct54269392"/><text:span text:style-name="Page_20_Number"><text:span text:style-name="MT2"><text:user-defined style:data-style-name="N0" text:name="OLCBdate">Feb 6, 2016</text:user-defined></text:span></text:span><text:change-end text:change-id="ct54269392"/></text:p>
      </style:footer>
    </style:master-page>
    <style:master-page style:name="First_20_Page" style:display-name="First Page" style:page-layout-name="Mpm2" style:next-style-name="Standard">
      <style:header>
        <text:tracked-changes>
          <text:changed-region xml:id="ct79429152" text:id="ct79429152">
            <text:deletion>
              <office:change-info>
                <dc:creator>Balazs Racz</dc:creator>
                <dc:date>2016-02-05T09:41:00</dc:date>
              </office:change-info>
              <text:p text:style-name="MP5">Feb 15, 2015</text:p>
            </text:deletion>
          </text:changed-region>
          <text:changed-region xml:id="ct79361472" text:id="ct79361472">
            <text:insertion>
              <office:change-info>
                <dc:creator>Balazs Racz</dc:creator>
                <dc:date>2016-02-05T09:41:00</dc:date>
              </office:change-info>
            </text:insertion>
          </text:changed-region>
          <text:changed-region xml:id="ct54308736" text:id="ct54308736">
            <text:deletion>
              <office:change-info>
                <dc:creator>Balazs Racz</dc:creator>
                <dc:date>2015-10-21T22:07:00</dc:date>
              </office:change-info>
              <text:p text:style-name="MP6"><text:span text:style-name="MT3">Adopted</text:span></text:p>
            </text:deletion>
          </text:changed-region>
          <text:changed-region xml:id="ct79483104" text:id="ct79483104">
            <text:insertion>
              <office:change-info>
                <dc:creator>Balazs Racz</dc:creator>
                <dc:date>2016-02-05T09:41: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change text:change-id="ct79429152"/><text:change-start text:change-id="ct79361472"/><text:user-defined style:data-style-name="N0" text:name="OLCBdate">Feb 6, 2016</text:user-defined><text:change-end text:change-id="ct79361472"/></text:p>
            </table:table-cell>
            <table:table-cell table:style-name="Table25.C1" office:value-type="string">
              <text:p text:style-name="MP6"><text:change text:change-id="ct54308736"/><text:change-start text:change-id="ct79483104"/><text:span text:style-name="MT3"><text:user-defined style:data-style-name="N0" text:name="OLCBstatus">Draft</text:user-defined></text:span><text:change-end text:change-id="ct79483104"/></text:p>
            </table:table-cell>
          </table:table-row>
        </table:table>
        <text:p text:style-name="Header"/>
      </style:header>
      <style:footer>
        <text:tracked-changes>
          <text:changed-region xml:id="ct79019120" text:id="ct79019120">
            <text:deletion>
              <office:change-info>
                <dc:creator>Balazs Racz</dc:creator>
                <dc:date>2016-02-05T09:41:00</dc:date>
              </office:change-info>
              <text:p text:style-name="MP7"><text:span text:style-name="Page_20_Number"><text:span text:style-name="MT4">2015</text:span></text:span></text:p>
            </text:deletion>
          </text:changed-region>
          <text:changed-region xml:id="ct79018192" text:id="ct79018192">
            <text:insertion>
              <office:change-info>
                <dc:creator>Balazs Racz</dc:creator>
                <dc:date>2016-02-05T09:41:00</dc:date>
              </office:change-info>
            </text:insertion>
          </text:changed-region>
          <text:changed-region xml:id="ct81339936" text:id="ct81339936">
            <text:deletion>
              <office:change-info>
                <dc:creator>Balazs Racz</dc:creator>
                <dc:date>2016-02-05T09:41:00</dc:date>
              </office:change-info>
              <text:p text:style-name="MP7"><text:span text:style-name="Page_20_Number"><text:span text:style-name="MT7">Feb 15, 2015</text:span></text:span></text:p>
            </text:deletion>
          </text:changed-region>
          <text:changed-region xml:id="ct81340528" text:id="ct81340528">
            <text:insertion>
              <office:change-info>
                <dc:creator>Balazs Racz</dc:creator>
                <dc:date>2016-02-05T09:41:00</dc:date>
              </office:change-info>
            </text:insertion>
          </text:changed-region>
        </text:tracked-changes>
        <text:p text:style-name="MP7"><text:span text:style-name="Page_20_Number"><text:span text:style-name="MT4">Copyright 2011-</text:span></text:span><text:change text:change-id="ct79019120"/><text:change-start text:change-id="ct79018192"/><text:span text:style-name="Page_20_Number"><text:span text:style-name="MT4"><text:user-defined style:data-style-name="N0" text:name="OLCByear">2016</text:user-defined></text:span></text:span><text:change-end text:change-id="ct79018192"/><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change text:change-id="ct81339936"/><text:change-start text:change-id="ct81340528"/><text:span text:style-name="Page_20_Number"><text:span text:style-name="MT7"><text:user-defined style:data-style-name="N0" text:name="OLCBdate">Feb 6, 2016</text:user-defined></text:span></text:span><text:change-end text:change-id="ct81340528"/></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3</meta:editing-cycles>
    <meta:editing-duration>P40DT4H30M47S</meta:editing-duration>
    <meta:generator>LibreOffice/4.2.8.2$Linux_X86_64 LibreOffice_project/420m0$Build-2</meta:generator>
    <dc:date>2016-02-05T10:09:23.850054701</dc:date>
    <meta:keyword>OpenLCB Message Network Standard</meta:keyword>
    <dc:subject>Message Network</dc:subject>
    <dc:creator>Balazs Racz</dc:creator>
    <meta:document-statistic meta:table-count="25" meta:image-count="0" meta:object-count="0" meta:page-count="19" meta:paragraph-count="768" meta:word-count="4542" meta:character-count="27468" meta:non-whitespace-character-count="23386"/>
    <meta:user-defined meta:name="OLCBdate">Feb 6, 2016</meta:user-defined>
    <meta:user-defined meta:name="OLCBstatus">Draft</meta:user-defined>
    <meta:user-defined meta:name="OLCByear">2016</meta:user-defined>
  </office:meta>
</office:document-meta>
</file>